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ZbraněProBojZblízka" style:family="table">
      <style:table-properties style:width="10.797cm" style:rel-width="100%" fo:margin-left="0cm" table:align="left" style:may-break-between-rows="false" style:writing-mode="lr-tb"/>
    </style:style>
    <style:style style:name="ZbraněProBojZblízka.A" style:family="table-column">
      <style:table-column-properties style:column-width="5.602cm" style:rel-column-width="3176*"/>
    </style:style>
    <style:style style:name="ZbraněProBojZblízka.B" style:family="table-column">
      <style:table-column-properties style:column-width="2.004cm" style:rel-column-width="1136*"/>
    </style:style>
    <style:style style:name="ZbraněProBojZblízka.C" style:family="table-column">
      <style:table-column-properties style:column-width="1.852cm" style:rel-column-width="1050*"/>
    </style:style>
    <style:style style:name="ZbraněProBojZblízka.D" style:family="table-column">
      <style:table-column-properties style:column-width="1.339cm" style:rel-column-width="759*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style:min-row-height="0.138cm" fo:keep-together="auto"/>
    </style:style>
    <style:style style:name="ZbraněProBojZblízka.A22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797cm" style:rel-width="100%" fo:margin-left="0cm" table:align="left" style:may-break-between-rows="false" style:writing-mode="lr-tb"/>
    </style:style>
    <style:style style:name="StřelnéAVrhacíZbraně.A" style:family="table-column">
      <style:table-column-properties style:column-width="5.602cm" style:rel-column-width="3176*"/>
    </style:style>
    <style:style style:name="StřelnéAVrhacíZbraně.B" style:family="table-column">
      <style:table-column-properties style:column-width="2.004cm" style:rel-column-width="1136*"/>
    </style:style>
    <style:style style:name="StřelnéAVrhacíZbraně.C" style:family="table-column">
      <style:table-column-properties style:column-width="1.852cm" style:rel-column-width="1050*"/>
    </style:style>
    <style:style style:name="StřelnéAVrhacíZbraně.D" style:family="table-column">
      <style:table-column-properties style:column-width="1.339cm" style:rel-column-width="759*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style:min-row-height="0.138cm" fo:keep-together="auto"/>
    </style:style>
    <style:style style:name="StřelnéAVrhacíZbraně.A18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5.098cm" style:rel-column-width="2890*"/>
    </style:style>
    <style:style style:name="Zbroje.B" style:family="table-column">
      <style:table-column-properties style:column-width="2.205cm" style:rel-column-width="1250*"/>
    </style:style>
    <style:style style:name="Zbroje.C" style:family="table-column">
      <style:table-column-properties style:column-width="2.155cm" style:rel-column-width="1222*"/>
    </style:style>
    <style:style style:name="Zbroje.D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cm" fo:border="none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bottom" fo:padding="0.049cm" fo:border="none" style:writing-mode="lr-tb"/>
    </style:style>
    <style:style style:name="Zbroje.4" style:family="table-row">
      <style:table-row-properties fo:keep-together="auto"/>
    </style:style>
    <style:style style:name="Zbroje.5" style:family="table-row">
      <style:table-row-properties fo:keep-together="auto"/>
    </style:style>
    <style:style style:name="Zbroje.A5" style:family="table-cell">
      <style:table-cell-properties style:vertical-align="top" fo:padding="0.049cm" fo:border="none" style:writing-mode="lr-tb"/>
    </style:style>
    <style:style style:name="Zbroje.6" style:family="table-row">
      <style:table-row-properties style:min-row-height="0.138cm" fo:keep-together="auto"/>
    </style:style>
    <style:style style:name="Zbroje.A6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Text_20_body">
      <style:text-properties officeooo:rsid="1036c521" officeooo:paragraph-rsid="13fa6191"/>
    </style:style>
    <style:style style:name="P2" style:family="paragraph" style:parent-style-name="Text_20_body">
      <style:text-properties officeooo:rsid="0efe7894" officeooo:paragraph-rsid="13fa6191"/>
    </style:style>
    <style:style style:name="P3" style:family="paragraph" style:parent-style-name="Text_20_body">
      <style:text-properties officeooo:rsid="0f48134e" officeooo:paragraph-rsid="13fa6191"/>
    </style:style>
    <style:style style:name="P4" style:family="paragraph" style:parent-style-name="Text_20_body">
      <style:text-properties officeooo:rsid="0f49c742" officeooo:paragraph-rsid="13fa6191"/>
    </style:style>
    <style:style style:name="P5" style:family="paragraph" style:parent-style-name="Text_20_body">
      <style:text-properties officeooo:rsid="0f49c742" officeooo:paragraph-rsid="13fcc5f6"/>
    </style:style>
    <style:style style:name="P6" style:family="paragraph" style:parent-style-name="Text_20_body">
      <style:text-properties officeooo:rsid="0f25dad7" officeooo:paragraph-rsid="13fa6191"/>
    </style:style>
    <style:style style:name="P7" style:family="paragraph" style:parent-style-name="Text_20_body">
      <style:text-properties officeooo:rsid="0f54e00d" officeooo:paragraph-rsid="13fa6191"/>
    </style:style>
    <style:style style:name="P8" style:family="paragraph" style:parent-style-name="Text_20_body">
      <style:text-properties officeooo:rsid="0f57cf98" officeooo:paragraph-rsid="13fa6191"/>
    </style:style>
    <style:style style:name="P9" style:family="paragraph" style:parent-style-name="Text_20_body">
      <style:text-properties officeooo:rsid="0f376d54" officeooo:paragraph-rsid="13fa6191"/>
    </style:style>
    <style:style style:name="P10" style:family="paragraph" style:parent-style-name="Text_20_body">
      <style:text-properties officeooo:rsid="0f511ea2" officeooo:paragraph-rsid="13fa6191"/>
    </style:style>
    <style:style style:name="P11" style:family="paragraph" style:parent-style-name="Text_20_body">
      <style:text-properties officeooo:rsid="0f2b443c" officeooo:paragraph-rsid="13fa6191"/>
    </style:style>
    <style:style style:name="P12" style:family="paragraph" style:parent-style-name="Text_20_body">
      <style:text-properties officeooo:rsid="0f215770" officeooo:paragraph-rsid="13fa6191"/>
    </style:style>
    <style:style style:name="P13" style:family="paragraph" style:parent-style-name="Text_20_body">
      <style:text-properties officeooo:rsid="0f58c8a3" officeooo:paragraph-rsid="13fa6191"/>
    </style:style>
    <style:style style:name="P14" style:family="paragraph" style:parent-style-name="Text_20_body">
      <style:text-properties officeooo:rsid="0f592041" officeooo:paragraph-rsid="13fa6191"/>
    </style:style>
    <style:style style:name="P15" style:family="paragraph" style:parent-style-name="Text_20_body">
      <style:text-properties officeooo:rsid="0f598631" officeooo:paragraph-rsid="13fa6191"/>
    </style:style>
    <style:style style:name="P16" style:family="paragraph" style:parent-style-name="Text_20_body">
      <style:text-properties officeooo:paragraph-rsid="13fa6191"/>
    </style:style>
    <style:style style:name="P17" style:family="paragraph" style:parent-style-name="Text_20_body">
      <style:text-properties officeooo:paragraph-rsid="13fcc5f6"/>
    </style:style>
    <style:style style:name="P18" style:family="paragraph" style:parent-style-name="Text_20_body">
      <style:text-properties officeooo:rsid="140df95e" officeooo:paragraph-rsid="13fa6191"/>
    </style:style>
    <style:style style:name="P19" style:family="paragraph" style:parent-style-name="Text_20_body">
      <style:text-properties officeooo:rsid="1443c36e" officeooo:paragraph-rsid="1443c36e"/>
    </style:style>
    <style:style style:name="P20" style:family="paragraph" style:parent-style-name="Text_20_body">
      <style:text-properties officeooo:rsid="144ff8c7" officeooo:paragraph-rsid="144ff8c7"/>
    </style:style>
    <style:style style:name="P21" style:family="paragraph" style:parent-style-name="Text_20_body">
      <style:text-properties officeooo:rsid="14514ca3" officeooo:paragraph-rsid="14514ca3"/>
    </style:style>
    <style:style style:name="P22" style:family="paragraph" style:parent-style-name="Text_20_body">
      <style:paragraph-properties fo:break-before="column"/>
      <style:text-properties officeooo:paragraph-rsid="13fa6191"/>
    </style:style>
    <style:style style:name="P23" style:family="paragraph" style:parent-style-name="Text_20_body">
      <style:paragraph-properties fo:break-before="column"/>
      <style:text-properties officeooo:paragraph-rsid="13fcc5f6"/>
    </style:style>
    <style:style style:name="P24" style:family="paragraph" style:parent-style-name="Text_20_body">
      <style:paragraph-properties fo:margin-top="0cm" fo:margin-bottom="0.199cm" loext:contextual-spacing="false"/>
      <style:text-properties officeooo:rsid="0f426d7b" officeooo:paragraph-rsid="13fa6191"/>
    </style:style>
    <style:style style:name="P25" style:family="paragraph" style:parent-style-name="Table_20_Heading">
      <style:paragraph-properties fo:text-align="center" style:justify-single-word="false"/>
      <style:text-properties officeooo:rsid="101b4224" officeooo:paragraph-rsid="13fa6191"/>
    </style:style>
    <style:style style:name="P26" style:family="paragraph" style:parent-style-name="Table_20_Heading">
      <style:paragraph-properties fo:text-align="center" style:justify-single-word="false"/>
      <style:text-properties officeooo:paragraph-rsid="13fa6191"/>
    </style:style>
    <style:style style:name="P27" style:family="paragraph" style:parent-style-name="Table_20_Heading">
      <style:paragraph-properties fo:text-align="center" style:justify-single-word="false"/>
      <style:text-properties officeooo:rsid="107ca856" officeooo:paragraph-rsid="14302293"/>
    </style:style>
    <style:style style:name="P28" style:family="paragraph" style:parent-style-name="Table_20_Heading">
      <style:text-properties officeooo:rsid="107ca856" officeooo:paragraph-rsid="13fa6191"/>
    </style:style>
    <style:style style:name="P29" style:family="paragraph" style:parent-style-name="Table_20_Heading">
      <style:paragraph-properties fo:text-align="center" style:justify-single-word="false"/>
      <style:text-properties officeooo:rsid="104818d8" officeooo:paragraph-rsid="13fa6191"/>
    </style:style>
    <style:style style:name="P30" style:family="paragraph" style:parent-style-name="Table_20_Heading">
      <style:paragraph-properties fo:text-align="center" style:justify-single-word="false"/>
      <style:text-properties officeooo:rsid="1038e041" officeooo:paragraph-rsid="13fa6191"/>
    </style:style>
    <style:style style:name="P31" style:family="paragraph" style:parent-style-name="Table_20_Heading">
      <style:paragraph-properties fo:text-align="center" style:justify-single-word="false"/>
      <style:text-properties officeooo:rsid="108252a0" officeooo:paragraph-rsid="13fa6191"/>
    </style:style>
    <style:style style:name="P32" style:family="paragraph" style:parent-style-name="Table_20_Heading">
      <style:text-properties officeooo:paragraph-rsid="13fa6191"/>
    </style:style>
    <style:style style:name="P33" style:family="paragraph" style:parent-style-name="Table_20_Heading">
      <style:paragraph-properties fo:text-align="center" style:justify-single-word="false"/>
      <style:text-properties officeooo:rsid="14302293" officeooo:paragraph-rsid="14302293"/>
    </style:style>
    <style:style style:name="P34" style:family="paragraph" style:parent-style-name="Table_20_Heading">
      <style:text-properties fo:font-weight="normal" officeooo:rsid="14302293" officeooo:paragraph-rsid="14302293" style:font-weight-asian="normal" style:font-weight-complex="normal"/>
    </style:style>
    <style:style style:name="P35" style:family="paragraph" style:parent-style-name="Table_20_Heading">
      <style:paragraph-properties fo:text-align="center" style:justify-single-word="false"/>
      <style:text-properties fo:font-weight="normal" officeooo:rsid="14302293" officeooo:paragraph-rsid="14302293" style:font-weight-asian="normal" style:font-weight-complex="normal"/>
    </style:style>
    <style:style style:name="P36" style:family="paragraph" style:parent-style-name="Table_20_Comments">
      <style:text-properties officeooo:rsid="1032e4a8" officeooo:paragraph-rsid="13fa6191"/>
    </style:style>
    <style:style style:name="P37" style:family="paragraph" style:parent-style-name="Table_20_Comments">
      <style:text-properties officeooo:paragraph-rsid="13fa6191"/>
    </style:style>
    <style:style style:name="P38" style:family="paragraph" style:parent-style-name="Table_20_Comments">
      <style:text-properties officeooo:paragraph-rsid="14201442"/>
    </style:style>
    <style:style style:name="P39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b9f158" officeooo:paragraph-rsid="13fa6191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1016481d" officeooo:paragraph-rsid="13fa6191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1039259b" officeooo:paragraph-rsid="13fa6191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officeooo:rsid="1078fd37" officeooo:paragraph-rsid="13fa6191"/>
    </style:style>
    <style:style style:name="P44" style:family="paragraph" style:parent-style-name="Table_20_Contents">
      <style:text-properties officeooo:rsid="1078fd37" officeooo:paragraph-rsid="13fa6191"/>
    </style:style>
    <style:style style:name="P45" style:family="paragraph" style:parent-style-name="Table_20_Contents">
      <style:text-properties officeooo:rsid="1078fd37" officeooo:paragraph-rsid="143f51a3"/>
    </style:style>
    <style:style style:name="P46" style:family="paragraph" style:parent-style-name="Table_20_Contents">
      <style:paragraph-properties fo:text-align="center" style:justify-single-word="false"/>
      <style:text-properties officeooo:rsid="10185256" officeooo:paragraph-rsid="13fa6191"/>
    </style:style>
    <style:style style:name="P47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P48" style:family="paragraph" style:parent-style-name="Table_20_Contents">
      <style:text-properties fo:language="cs" fo:country="CZ" officeooo:rsid="108efef4" officeooo:paragraph-rsid="13fa6191" style:language-asian="zxx" style:country-asian="none" style:language-complex="zxx" style:country-complex="none"/>
    </style:style>
    <style:style style:name="P49" style:family="paragraph" style:parent-style-name="Table_20_Contents">
      <style:text-properties fo:language="cs" fo:country="CZ" officeooo:rsid="101909b3" officeooo:paragraph-rsid="13fa6191" style:language-asian="zxx" style:country-asian="none" style:language-complex="zxx" style:country-complex="none"/>
    </style:style>
    <style:style style:name="P50" style:family="paragraph" style:parent-style-name="Table_20_Contents">
      <style:text-properties fo:language="cs" fo:country="CZ" officeooo:rsid="105d7dfc" officeooo:paragraph-rsid="13fa6191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cs" fo:country="CZ" officeooo:rsid="1039259b" officeooo:paragraph-rsid="13fa6191" style:language-asian="zxx" style:country-asian="none" style:language-complex="zxx" style:country-complex="none"/>
    </style:style>
    <style:style style:name="P52" style:family="paragraph" style:parent-style-name="Table_20_Contents">
      <style:text-properties fo:language="cs" fo:country="CZ" officeooo:rsid="103df854" officeooo:paragraph-rsid="13fa6191" style:language-asian="zxx" style:country-asian="none" style:language-complex="zxx" style:country-complex="none"/>
    </style:style>
    <style:style style:name="P53" style:family="paragraph" style:parent-style-name="Table_20_Contents">
      <style:text-properties fo:language="cs" fo:country="CZ" officeooo:rsid="1038e041" officeooo:paragraph-rsid="13fa6191"/>
    </style:style>
    <style:style style:name="P54" style:family="paragraph" style:parent-style-name="Table_20_Contents">
      <style:paragraph-properties fo:text-align="center" style:justify-single-word="false"/>
      <style:text-properties fo:language="cs" fo:country="CZ" fo:font-weight="bold" officeooo:rsid="00b9f158" officeooo:paragraph-rsid="13fa6191" style:language-asian="zxx" style:country-asian="none" style:font-weight-asian="bold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rsid="101b4224" officeooo:paragraph-rsid="13fa6191"/>
    </style:style>
    <style:style style:name="P56" style:family="paragraph" style:parent-style-name="Table_20_Contents">
      <style:paragraph-properties fo:text-align="center" style:justify-single-word="false"/>
      <style:text-properties officeooo:rsid="109cf6e8" officeooo:paragraph-rsid="13fa6191"/>
    </style:style>
    <style:style style:name="P57" style:family="paragraph" style:parent-style-name="Table_20_Contents">
      <style:text-properties officeooo:rsid="109cf6e8" officeooo:paragraph-rsid="13fa6191"/>
    </style:style>
    <style:style style:name="P58" style:family="paragraph" style:parent-style-name="Table_20_Contents">
      <style:paragraph-properties fo:text-align="center" style:justify-single-word="false"/>
      <style:text-properties officeooo:rsid="108efef4" officeooo:paragraph-rsid="13fa6191"/>
    </style:style>
    <style:style style:name="P59" style:family="paragraph" style:parent-style-name="Table_20_Contents">
      <style:paragraph-properties fo:text-align="center" style:justify-single-word="false"/>
      <style:text-properties officeooo:rsid="1090b6c7" officeooo:paragraph-rsid="13fa6191"/>
    </style:style>
    <style:style style:name="P60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61" style:family="paragraph" style:parent-style-name="Table_20_Contents">
      <style:text-properties officeooo:rsid="101909b3" officeooo:paragraph-rsid="13fa6191"/>
    </style:style>
    <style:style style:name="P62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63" style:family="paragraph" style:parent-style-name="Table_20_Contents">
      <style:text-properties officeooo:rsid="103b4f81" officeooo:paragraph-rsid="14497e0f"/>
    </style:style>
    <style:style style:name="P64" style:family="paragraph" style:parent-style-name="Table_20_Contents">
      <style:paragraph-properties fo:text-align="center" style:justify-single-word="false"/>
      <style:text-properties fo:font-style="italic" fo:font-weight="bold" officeooo:rsid="104fd911" officeooo:paragraph-rsid="13fa6191" style:font-style-asian="italic" style:font-weight-asian="bold" style:font-style-complex="italic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tyle="italic" fo:font-weight="bold" officeooo:rsid="103df854" officeooo:paragraph-rsid="13fa6191" style:font-style-asian="italic" style:font-weight-asian="bold" style:font-style-complex="italic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officeooo:rsid="104fd911" officeooo:paragraph-rsid="13fa6191"/>
    </style:style>
    <style:style style:name="P67" style:family="paragraph" style:parent-style-name="Table_20_Contents">
      <style:text-properties officeooo:rsid="104fd911" officeooo:paragraph-rsid="13fa6191"/>
    </style:style>
    <style:style style:name="P68" style:family="paragraph" style:parent-style-name="Table_20_Contents">
      <style:paragraph-properties fo:text-align="center" style:justify-single-word="false"/>
      <style:text-properties officeooo:rsid="107e8f54" officeooo:paragraph-rsid="13fa6191"/>
    </style:style>
    <style:style style:name="P69" style:family="paragraph" style:parent-style-name="Table_20_Contents">
      <style:paragraph-properties fo:text-align="center" style:justify-single-word="false"/>
      <style:text-properties officeooo:rsid="105d7dfc" officeooo:paragraph-rsid="13fa6191"/>
    </style:style>
    <style:style style:name="P70" style:family="paragraph" style:parent-style-name="Table_20_Contents">
      <style:paragraph-properties fo:text-align="center" style:justify-single-word="false"/>
      <style:text-properties officeooo:rsid="10612ca1" officeooo:paragraph-rsid="13fa6191"/>
    </style:style>
    <style:style style:name="P71" style:family="paragraph" style:parent-style-name="Table_20_Contents">
      <style:paragraph-properties fo:text-align="center" style:justify-single-word="false"/>
      <style:text-properties officeooo:rsid="1038e041" officeooo:paragraph-rsid="13fa6191"/>
    </style:style>
    <style:style style:name="P72" style:family="paragraph" style:parent-style-name="Table_20_Contents">
      <style:paragraph-properties fo:text-align="center" style:justify-single-word="false"/>
      <style:text-properties officeooo:rsid="1039259b" officeooo:paragraph-rsid="13fa6191"/>
    </style:style>
    <style:style style:name="P73" style:family="paragraph" style:parent-style-name="Table_20_Contents">
      <style:text-properties officeooo:rsid="1039259b" officeooo:paragraph-rsid="13fa6191"/>
    </style:style>
    <style:style style:name="P74" style:family="paragraph" style:parent-style-name="Table_20_Contents">
      <style:paragraph-properties fo:text-align="center" style:justify-single-word="false"/>
      <style:text-properties officeooo:rsid="10470943" officeooo:paragraph-rsid="13fa6191"/>
    </style:style>
    <style:style style:name="P75" style:family="paragraph" style:parent-style-name="Table_20_Contents">
      <style:paragraph-properties fo:text-align="center" style:justify-single-word="false"/>
      <style:text-properties officeooo:rsid="1045cc3e" officeooo:paragraph-rsid="13fa6191"/>
    </style:style>
    <style:style style:name="P76" style:family="paragraph" style:parent-style-name="Table_20_Contents">
      <style:paragraph-properties fo:text-align="center" style:justify-single-word="false"/>
      <style:text-properties officeooo:rsid="107b9382" officeooo:paragraph-rsid="13fa6191"/>
    </style:style>
    <style:style style:name="P77" style:family="paragraph" style:parent-style-name="Table_20_Contents">
      <style:text-properties officeooo:rsid="107b9382" officeooo:paragraph-rsid="13fa6191"/>
    </style:style>
    <style:style style:name="P78" style:family="paragraph" style:parent-style-name="Table_20_Contents">
      <style:paragraph-properties fo:text-align="center" style:justify-single-word="false"/>
      <style:text-properties officeooo:rsid="103c50cd" officeooo:paragraph-rsid="13fa6191"/>
    </style:style>
    <style:style style:name="P79" style:family="paragraph" style:parent-style-name="Table_20_Contents">
      <style:text-properties officeooo:rsid="103c50cd" officeooo:paragraph-rsid="13fa6191"/>
    </style:style>
    <style:style style:name="P80" style:family="paragraph" style:parent-style-name="Table_20_Contents">
      <style:paragraph-properties fo:text-align="center" style:justify-single-word="false"/>
      <style:text-properties officeooo:rsid="104acd15" officeooo:paragraph-rsid="13fa6191"/>
    </style:style>
    <style:style style:name="P81" style:family="paragraph" style:parent-style-name="Table_20_Contents">
      <style:paragraph-properties fo:text-align="center" style:justify-single-word="false"/>
      <style:text-properties officeooo:rsid="103df854" officeooo:paragraph-rsid="13fa6191"/>
    </style:style>
    <style:style style:name="P82" style:family="paragraph" style:parent-style-name="Table_20_Contents">
      <style:text-properties officeooo:rsid="103df854" officeooo:paragraph-rsid="13fa6191"/>
    </style:style>
    <style:style style:name="P83" style:family="paragraph" style:parent-style-name="Table_20_Contents">
      <style:paragraph-properties fo:text-align="center" style:justify-single-word="false"/>
      <style:text-properties officeooo:rsid="103f0514" officeooo:paragraph-rsid="13fa6191"/>
    </style:style>
    <style:style style:name="P84" style:family="paragraph" style:parent-style-name="Table_20_Contents">
      <style:paragraph-properties fo:text-align="center" style:justify-single-word="false"/>
      <style:text-properties officeooo:rsid="104107e4" officeooo:paragraph-rsid="13fa6191"/>
    </style:style>
    <style:style style:name="P85" style:family="paragraph" style:parent-style-name="Table_20_Contents">
      <style:text-properties officeooo:rsid="103d55b5" officeooo:paragraph-rsid="13fa6191"/>
    </style:style>
    <style:style style:name="P86" style:family="paragraph" style:parent-style-name="Table_20_Contents">
      <style:paragraph-properties fo:text-align="center" style:justify-single-word="false"/>
      <style:text-properties officeooo:rsid="103f1b7e" officeooo:paragraph-rsid="13fa6191"/>
    </style:style>
    <style:style style:name="P87" style:family="paragraph" style:parent-style-name="Table_20_Contents">
      <style:paragraph-properties fo:text-align="center" style:justify-single-word="false"/>
      <style:text-properties officeooo:rsid="108252a0" officeooo:paragraph-rsid="13fa6191"/>
    </style:style>
    <style:style style:name="P88" style:family="paragraph" style:parent-style-name="Table_20_Contents">
      <style:text-properties officeooo:rsid="108252a0" officeooo:paragraph-rsid="13fa6191"/>
    </style:style>
    <style:style style:name="P89" style:family="paragraph" style:parent-style-name="Table_20_Contents">
      <style:text-properties officeooo:paragraph-rsid="13fa6191"/>
    </style:style>
    <style:style style:name="P90" style:family="paragraph" style:parent-style-name="Table_20_Contents">
      <style:paragraph-properties fo:text-align="center" style:justify-single-word="false"/>
      <style:text-properties fo:language="en" fo:country="US" officeooo:rsid="14086c5c" officeooo:paragraph-rsid="14086c5c"/>
    </style:style>
    <style:style style:name="P91" style:family="paragraph" style:parent-style-name="Table_20_Contents">
      <style:paragraph-properties fo:text-align="center" style:justify-single-word="false"/>
      <style:text-properties officeooo:rsid="141310fa" officeooo:paragraph-rsid="141310fa"/>
    </style:style>
    <style:style style:name="P92" style:family="paragraph" style:parent-style-name="Table_20_Contents">
      <style:paragraph-properties fo:text-align="center" style:justify-single-word="false"/>
      <style:text-properties officeooo:rsid="140256db" officeooo:paragraph-rsid="13fa6191"/>
    </style:style>
    <style:style style:name="P93" style:family="paragraph" style:parent-style-name="Table_20_Contents">
      <style:text-properties officeooo:rsid="141a017a" officeooo:paragraph-rsid="13fa6191"/>
    </style:style>
    <style:style style:name="P94" style:family="paragraph" style:parent-style-name="Table_20_Contents">
      <style:paragraph-properties fo:text-align="center" style:justify-single-word="false"/>
      <style:text-properties officeooo:rsid="14201442" officeooo:paragraph-rsid="14201442"/>
    </style:style>
    <style:style style:name="P95" style:family="paragraph" style:parent-style-name="Table_20_Contents">
      <style:text-properties officeooo:paragraph-rsid="1432aa1a"/>
    </style:style>
    <style:style style:name="P96" style:family="paragraph" style:parent-style-name="Table_20_Contents">
      <style:text-properties officeooo:rsid="143d4aa8" officeooo:paragraph-rsid="13fa6191"/>
    </style:style>
    <style:style style:name="P97" style:family="paragraph" style:parent-style-name="List_20_of_20_Items">
      <style:text-properties officeooo:paragraph-rsid="13fa6191"/>
    </style:style>
    <style:style style:name="P98" style:family="paragraph" style:parent-style-name="List_20_of_20_Items">
      <style:text-properties officeooo:paragraph-rsid="13fcc5f6"/>
    </style:style>
    <style:style style:name="P99" style:family="paragraph" style:parent-style-name="List_20_of_20_Items">
      <style:text-properties officeooo:paragraph-rsid="142d6a85"/>
    </style:style>
    <style:style style:name="P100" style:family="paragraph" style:parent-style-name="List_20_of_20_Items">
      <style:text-properties officeooo:paragraph-rsid="142ddfeb"/>
    </style:style>
    <style:style style:name="P101" style:family="paragraph" style:parent-style-name="Heading_20_3">
      <style:text-properties officeooo:paragraph-rsid="1443c36e"/>
    </style:style>
    <style:style style:name="P102" style:family="paragraph" style:parent-style-name="Heading_20_2">
      <style:text-properties officeooo:rsid="0f58c8a3" officeooo:paragraph-rsid="13fa6191"/>
    </style:style>
    <style:style style:name="P103" style:family="paragraph" style:parent-style-name="Heading_20_1">
      <style:text-properties fo:font-size="40pt" officeooo:rsid="144a8365" officeooo:paragraph-rsid="144a8365" style:font-size-asian="40pt" style:font-size-complex="40pt"/>
    </style:style>
    <style:style style:name="P104" style:family="paragraph" style:parent-style-name="Heading_20_1">
      <style:text-properties fo:font-size="40pt" officeooo:rsid="0f9559b4" officeooo:paragraph-rsid="13fa6191" style:font-size-asian="40pt" style:font-size-complex="40pt"/>
    </style:style>
    <style:style style:name="P105" style:family="paragraph" style:parent-style-name="Heading_20_1" style:master-page-name="Standard">
      <style:paragraph-properties style:page-number="auto"/>
      <style:text-properties fo:font-size="40pt" officeooo:rsid="144fb3e8" officeooo:paragraph-rsid="144fb3e8" style:font-size-asian="40pt" style:font-size-complex="40pt"/>
    </style:style>
    <style:style style:name="P106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13fa6191"/>
    </style:style>
    <style:style style:name="P107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38623c" officeooo:paragraph-rsid="13fa6191"/>
    </style:style>
    <style:style style:name="P108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8252a0" officeooo:paragraph-rsid="13fa6191"/>
    </style:style>
    <style:style style:name="P109" style:family="paragraph" style:parent-style-name="Text_20_body" style:list-style-name="L1"/>
    <style:style style:name="P110" style:family="paragraph" style:parent-style-name="Text_20_body" style:list-style-name="L1">
      <style:text-properties fo:language="cs" fo:country="CZ" officeooo:rsid="144dcc8b" officeooo:paragraph-rsid="144dcc8b"/>
    </style:style>
    <style:style style:name="P111" style:family="paragraph" style:parent-style-name="Text_20_body" style:list-style-name="L1">
      <style:text-properties fo:language="cs" fo:country="CZ" officeooo:rsid="15e75545" officeooo:paragraph-rsid="144ebf5f"/>
    </style:style>
    <style:style style:name="P112" style:family="paragraph" style:parent-style-name="Text_20_body" style:list-style-name="L1">
      <style:text-properties officeooo:rsid="1be134af" officeooo:paragraph-rsid="144a8365"/>
    </style:style>
    <style:style style:name="P113" style:family="paragraph" style:parent-style-name="Text_20_body" style:list-style-name="L1">
      <style:text-properties officeooo:rsid="172efd3a" officeooo:paragraph-rsid="144b53c8"/>
    </style:style>
    <style:style style:name="P114" style:family="paragraph" style:parent-style-name="Text_20_body" style:list-style-name="L1">
      <style:text-properties officeooo:rsid="169db30f" officeooo:paragraph-rsid="144d481c"/>
    </style:style>
    <style:style style:name="P115" style:family="paragraph" style:parent-style-name="Text_20_body" style:list-style-name="L1">
      <style:text-properties officeooo:rsid="16f0c33a" officeooo:paragraph-rsid="144dc6ce"/>
    </style:style>
    <style:style style:name="P116" style:family="paragraph" style:parent-style-name="Text_20_body" style:list-style-name="L1">
      <style:text-properties officeooo:rsid="16f35dfc" officeooo:paragraph-rsid="144dc6ce"/>
    </style:style>
    <style:style style:name="P117" style:family="paragraph" style:parent-style-name="Text_20_body" style:list-style-name="L1">
      <style:text-properties fo:font-style="italic" officeooo:rsid="16f35dfc" officeooo:paragraph-rsid="144dc6ce" style:font-style-asian="italic" style:font-style-complex="italic"/>
    </style:style>
    <style:style style:name="P118" style:family="paragraph" style:parent-style-name="Text_20_body">
      <style:text-properties officeooo:rsid="144fb3e8" officeooo:paragraph-rsid="144fb3e8"/>
    </style:style>
    <style:style style:name="P119" style:family="paragraph" style:parent-style-name="Text_20_body">
      <style:text-properties officeooo:rsid="14514ca3" officeooo:paragraph-rsid="14514ca3"/>
    </style:style>
    <style:style style:name="P120" style:family="paragraph" style:parent-style-name="Text_20_body">
      <style:text-properties officeooo:rsid="145895a5" officeooo:paragraph-rsid="145895a5"/>
    </style:style>
    <style:style style:name="P121" style:family="paragraph" style:parent-style-name="Text_20_body">
      <style:text-properties officeooo:rsid="145bdbfd" officeooo:paragraph-rsid="145bdbfd"/>
    </style:style>
    <style:style style:name="P122" style:family="paragraph" style:parent-style-name="Text_20_body">
      <style:text-properties officeooo:rsid="145c26be" officeooo:paragraph-rsid="145c26be"/>
    </style:style>
    <style:style style:name="P123" style:family="paragraph" style:parent-style-name="Text_20_body">
      <style:text-properties officeooo:rsid="145e0e63" officeooo:paragraph-rsid="145e0e63"/>
    </style:style>
    <style:style style:name="P124" style:family="paragraph" style:parent-style-name="Text_20_body">
      <style:text-properties officeooo:rsid="145f0de2" officeooo:paragraph-rsid="145f0de2"/>
    </style:style>
    <style:style style:name="P125" style:family="paragraph" style:parent-style-name="Text_20_body">
      <style:text-properties officeooo:rsid="145f8b00" officeooo:paragraph-rsid="145f8b00"/>
    </style:style>
    <style:style style:name="P126" style:family="paragraph" style:parent-style-name="Text_20_body">
      <style:text-properties officeooo:rsid="145fe123" officeooo:paragraph-rsid="145fe123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language-asian="zxx" style:country-asian="none" style:language-complex="zxx" style:country-complex="none"/>
    </style:style>
    <style:style style:name="T3" style:family="text">
      <style:text-properties fo:language="cs" fo:country="CZ" officeooo:rsid="0eefba7c" style:language-asian="zxx" style:country-asian="none" style:language-complex="zxx" style:country-complex="none"/>
    </style:style>
    <style:style style:name="T4" style:family="text">
      <style:text-properties fo:language="cs" fo:country="CZ" officeooo:rsid="0ef63b7b" style:language-asian="zxx" style:country-asian="none" style:language-complex="zxx" style:country-complex="none"/>
    </style:style>
    <style:style style:name="T5" style:family="text">
      <style:text-properties fo:language="cs" fo:country="CZ" officeooo:rsid="0ef936f8" style:language-asian="zxx" style:country-asian="none" style:language-complex="zxx" style:country-complex="none"/>
    </style:style>
    <style:style style:name="T6" style:family="text">
      <style:text-properties fo:language="cs" fo:country="CZ" officeooo:rsid="0efbe817" style:language-asian="zxx" style:country-asian="none" style:language-complex="zxx" style:country-complex="none"/>
    </style:style>
    <style:style style:name="T7" style:family="text">
      <style:text-properties fo:language="cs" fo:country="CZ" officeooo:rsid="0f09af33" style:language-asian="zxx" style:country-asian="none" style:language-complex="zxx" style:country-complex="none"/>
    </style:style>
    <style:style style:name="T8" style:family="text">
      <style:text-properties fo:language="cs" fo:country="CZ" officeooo:rsid="0ef7d65a" style:language-asian="zxx" style:country-asian="none" style:language-complex="zxx" style:country-complex="none"/>
    </style:style>
    <style:style style:name="T9" style:family="text">
      <style:text-properties fo:language="cs" fo:country="CZ" officeooo:rsid="0ec9bc55" style:language-asian="zxx" style:country-asian="none" style:language-complex="zxx" style:country-complex="none"/>
    </style:style>
    <style:style style:name="T10" style:family="text">
      <style:text-properties fo:language="cs" fo:country="CZ" officeooo:rsid="0f0dffba" style:language-asian="zxx" style:country-asian="none" style:language-complex="zxx" style:country-complex="none"/>
    </style:style>
    <style:style style:name="T11" style:family="text">
      <style:text-properties fo:language="cs" fo:country="CZ" officeooo:rsid="0ef1abd8" style:language-asian="zxx" style:country-asian="none" style:language-complex="zxx" style:country-complex="none"/>
    </style:style>
    <style:style style:name="T12" style:family="text">
      <style:text-properties fo:language="cs" fo:country="CZ" officeooo:rsid="0ef1b801" style:language-asian="zxx" style:country-asian="none" style:language-complex="zxx" style:country-complex="none"/>
    </style:style>
    <style:style style:name="T13" style:family="text">
      <style:text-properties fo:language="cs" fo:country="CZ" officeooo:rsid="0ef29197" style:language-asian="zxx" style:country-asian="none" style:language-complex="zxx" style:country-complex="none"/>
    </style:style>
    <style:style style:name="T14" style:family="text">
      <style:text-properties fo:language="cs" fo:country="CZ" officeooo:rsid="0ef2618e" style:language-asian="zxx" style:country-asian="none" style:language-complex="zxx" style:country-complex="none"/>
    </style:style>
    <style:style style:name="T15" style:family="text">
      <style:text-properties fo:language="cs" fo:country="CZ" officeooo:rsid="0efe7894" style:language-asian="zxx" style:country-asian="none" style:language-complex="zxx" style:country-complex="none"/>
    </style:style>
    <style:style style:name="T16" style:family="text">
      <style:text-properties fo:language="cs" fo:country="CZ" officeooo:rsid="0f0d33c8" style:language-asian="zxx" style:country-asian="none" style:language-complex="zxx" style:country-complex="none"/>
    </style:style>
    <style:style style:name="T17" style:family="text">
      <style:text-properties fo:language="cs" fo:country="CZ" officeooo:rsid="0f07fbf1" style:language-asian="zxx" style:country-asian="none" style:language-complex="zxx" style:country-complex="none"/>
    </style:style>
    <style:style style:name="T18" style:family="text">
      <style:text-properties fo:language="cs" fo:country="CZ" officeooo:rsid="0f08f7a1" style:language-asian="zxx" style:country-asian="none" style:language-complex="zxx" style:country-complex="none"/>
    </style:style>
    <style:style style:name="T19" style:family="text">
      <style:text-properties fo:language="cs" fo:country="CZ" officeooo:rsid="0f07f3bc" style:language-asian="zxx" style:country-asian="none" style:language-complex="zxx" style:country-complex="none"/>
    </style:style>
    <style:style style:name="T20" style:family="text">
      <style:text-properties fo:language="cs" fo:country="CZ" officeooo:rsid="0f0fed72" style:language-asian="zxx" style:country-asian="none" style:language-complex="zxx" style:country-complex="none"/>
    </style:style>
    <style:style style:name="T21" style:family="text">
      <style:text-properties fo:language="cs" fo:country="CZ" officeooo:rsid="0f030fd0" style:language-asian="zxx" style:country-asian="none" style:language-complex="zxx" style:country-complex="none"/>
    </style:style>
    <style:style style:name="T22" style:family="text">
      <style:text-properties fo:language="cs" fo:country="CZ" officeooo:rsid="0f062e58" style:language-asian="zxx" style:country-asian="none" style:language-complex="zxx" style:country-complex="none"/>
    </style:style>
    <style:style style:name="T23" style:family="text">
      <style:text-properties fo:language="cs" fo:country="CZ" officeooo:rsid="0f03a881" style:language-asian="zxx" style:country-asian="none" style:language-complex="zxx" style:country-complex="none"/>
    </style:style>
    <style:style style:name="T24" style:family="text">
      <style:text-properties fo:language="cs" fo:country="CZ" officeooo:rsid="0f10fdd1" style:language-asian="zxx" style:country-asian="none" style:language-complex="zxx" style:country-complex="none"/>
    </style:style>
    <style:style style:name="T25" style:family="text">
      <style:text-properties fo:language="cs" fo:country="CZ" officeooo:rsid="0f17cf1e" style:language-asian="zxx" style:country-asian="none" style:language-complex="zxx" style:country-complex="none"/>
    </style:style>
    <style:style style:name="T26" style:family="text">
      <style:text-properties fo:language="cs" fo:country="CZ" officeooo:rsid="0f199e4c" style:language-asian="zxx" style:country-asian="none" style:language-complex="zxx" style:country-complex="none"/>
    </style:style>
    <style:style style:name="T27" style:family="text">
      <style:text-properties fo:language="cs" fo:country="CZ" officeooo:rsid="0f2320df" style:language-asian="zxx" style:country-asian="none" style:language-complex="zxx" style:country-complex="none"/>
    </style:style>
    <style:style style:name="T28" style:family="text">
      <style:text-properties fo:language="cs" fo:country="CZ" officeooo:rsid="0f467395" style:language-asian="zxx" style:country-asian="none" style:language-complex="zxx" style:country-complex="none"/>
    </style:style>
    <style:style style:name="T29" style:family="text">
      <style:text-properties fo:language="cs" fo:country="CZ" officeooo:rsid="0f23fe90" style:language-asian="zxx" style:country-asian="none" style:language-complex="zxx" style:country-complex="none"/>
    </style:style>
    <style:style style:name="T30" style:family="text">
      <style:text-properties fo:language="cs" fo:country="CZ" officeooo:rsid="0ecbd6ca" style:language-asian="zxx" style:country-asian="none" style:language-complex="zxx" style:country-complex="none"/>
    </style:style>
    <style:style style:name="T31" style:family="text">
      <style:text-properties fo:language="cs" fo:country="CZ" officeooo:rsid="0f489c28" style:language-asian="zxx" style:country-asian="none" style:language-complex="zxx" style:country-complex="none"/>
    </style:style>
    <style:style style:name="T32" style:family="text">
      <style:text-properties fo:language="cs" fo:country="CZ" officeooo:rsid="0f80e266" style:language-asian="zxx" style:country-asian="none" style:language-complex="zxx" style:country-complex="none"/>
    </style:style>
    <style:style style:name="T33" style:family="text">
      <style:text-properties fo:language="cs" fo:country="CZ" officeooo:rsid="0f48134e" style:language-asian="zxx" style:country-asian="none" style:language-complex="zxx" style:country-complex="none"/>
    </style:style>
    <style:style style:name="T34" style:family="text">
      <style:text-properties fo:language="cs" fo:country="CZ" officeooo:rsid="0f412e42" style:language-asian="zxx" style:country-asian="none" style:language-complex="zxx" style:country-complex="none"/>
    </style:style>
    <style:style style:name="T35" style:family="text">
      <style:text-properties fo:language="cs" fo:country="CZ" officeooo:rsid="0f88f323" style:language-asian="zxx" style:country-asian="none" style:language-complex="zxx" style:country-complex="none"/>
    </style:style>
    <style:style style:name="T36" style:family="text">
      <style:text-properties fo:language="cs" fo:country="CZ" officeooo:rsid="0f8a38fd" style:language-asian="zxx" style:country-asian="none" style:language-complex="zxx" style:country-complex="none"/>
    </style:style>
    <style:style style:name="T37" style:family="text">
      <style:text-properties fo:language="cs" fo:country="CZ" officeooo:rsid="0f86969a" style:language-asian="zxx" style:country-asian="none" style:language-complex="zxx" style:country-complex="none"/>
    </style:style>
    <style:style style:name="T38" style:family="text">
      <style:text-properties fo:language="cs" fo:country="CZ" officeooo:rsid="102f2030" style:language-asian="zxx" style:country-asian="none" style:language-complex="zxx" style:country-complex="none"/>
    </style:style>
    <style:style style:name="T39" style:family="text">
      <style:text-properties fo:language="cs" fo:country="CZ" officeooo:rsid="1016481d" style:language-asian="zxx" style:country-asian="none" style:language-complex="zxx" style:country-complex="none"/>
    </style:style>
    <style:style style:name="T40" style:family="text">
      <style:text-properties fo:language="cs" fo:country="CZ" officeooo:rsid="1092308e" style:language-asian="zxx" style:country-asian="none" style:language-complex="zxx" style:country-complex="none"/>
    </style:style>
    <style:style style:name="T41" style:family="text">
      <style:text-properties fo:language="cs" fo:country="CZ" officeooo:rsid="1022577c" style:language-asian="zxx" style:country-asian="none" style:language-complex="zxx" style:country-complex="none"/>
    </style:style>
    <style:style style:name="T42" style:family="text">
      <style:text-properties fo:language="cs" fo:country="CZ" officeooo:rsid="1091c406" style:language-asian="zxx" style:country-asian="none" style:language-complex="zxx" style:country-complex="none"/>
    </style:style>
    <style:style style:name="T43" style:family="text">
      <style:text-properties fo:language="cs" fo:country="CZ" officeooo:rsid="109bae54" style:language-asian="zxx" style:country-asian="none" style:language-complex="zxx" style:country-complex="none"/>
    </style:style>
    <style:style style:name="T44" style:family="text">
      <style:text-properties fo:language="cs" fo:country="CZ" officeooo:rsid="103df854" style:language-asian="zxx" style:country-asian="none" style:language-complex="zxx" style:country-complex="none"/>
    </style:style>
    <style:style style:name="T45" style:family="text">
      <style:text-properties fo:language="cs" fo:country="CZ" officeooo:rsid="0f4afba8" style:language-asian="zxx" style:country-asian="none" style:language-complex="zxx" style:country-complex="none"/>
    </style:style>
    <style:style style:name="T46" style:family="text">
      <style:text-properties fo:language="cs" fo:country="CZ" officeooo:rsid="1403ac37" style:language-asian="zxx" style:country-asian="none" style:language-complex="zxx" style:country-complex="none"/>
    </style:style>
    <style:style style:name="T47" style:family="text">
      <style:text-properties fo:language="cs" fo:country="CZ" officeooo:rsid="1444ee9e" style:language-asian="zxx" style:country-asian="none" style:language-complex="zxx" style:country-complex="none"/>
    </style:style>
    <style:style style:name="T48" style:family="text">
      <style:text-properties fo:language="cs" fo:country="CZ" officeooo:rsid="1446d358" style:language-asian="zxx" style:country-asian="none" style:language-complex="zxx" style:country-complex="none"/>
    </style:style>
    <style:style style:name="T49" style:family="text">
      <style:text-properties fo:language="cs" fo:country="CZ" officeooo:rsid="14477f58" style:language-asian="zxx" style:country-asian="none" style:language-complex="zxx" style:country-complex="none"/>
    </style:style>
    <style:style style:name="T50" style:family="text">
      <style:text-properties fo:language="cs" fo:country="CZ" officeooo:rsid="0eefba7c"/>
    </style:style>
    <style:style style:name="T51" style:family="text">
      <style:text-properties fo:language="cs" fo:country="CZ" officeooo:rsid="0f86969a"/>
    </style:style>
    <style:style style:name="T52" style:family="text">
      <style:text-properties fo:language="cs" fo:country="CZ" officeooo:rsid="140b1057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14201442" style:font-style-asian="italic" style:font-style-complex="italic"/>
    </style:style>
    <style:style style:name="T55" style:family="text">
      <style:text-properties fo:font-style="italic" officeooo:rsid="142c3619" style:font-style-asian="italic" style:font-style-complex="italic"/>
    </style:style>
    <style:style style:name="T56" style:family="text">
      <style:text-properties fo:font-style="italic" officeooo:rsid="0f5ade72" style:font-style-asian="italic" style:font-style-complex="italic"/>
    </style:style>
    <style:style style:name="T57" style:family="text">
      <style:text-properties officeooo:rsid="0f3ffb7e"/>
    </style:style>
    <style:style style:name="T58" style:family="text">
      <style:text-properties officeooo:rsid="0eec7319"/>
    </style:style>
    <style:style style:name="T59" style:family="text">
      <style:text-properties officeooo:rsid="0eefba7c"/>
    </style:style>
    <style:style style:name="T60" style:family="text">
      <style:text-properties officeooo:rsid="0f0b9093"/>
    </style:style>
    <style:style style:name="T61" style:family="text">
      <style:text-properties fo:language="zxx" fo:country="none" style:language-asian="zxx" style:country-asian="none" style:language-complex="zxx" style:country-complex="none"/>
    </style:style>
    <style:style style:name="T62" style:family="text">
      <style:text-properties fo:language="zxx" fo:country="none" officeooo:rsid="0eefba7c" style:language-asian="zxx" style:country-asian="none" style:language-complex="zxx" style:country-complex="none"/>
    </style:style>
    <style:style style:name="T63" style:family="text">
      <style:text-properties fo:language="zxx" fo:country="none" officeooo:rsid="0f412e42" style:language-asian="zxx" style:country-asian="none" style:language-complex="zxx" style:country-complex="none"/>
    </style:style>
    <style:style style:name="T64" style:family="text">
      <style:text-properties fo:language="zxx" fo:country="none" officeooo:rsid="101909b3" style:language-asian="zxx" style:country-asian="none" style:language-complex="zxx" style:country-complex="none"/>
    </style:style>
    <style:style style:name="T65" style:family="text">
      <style:text-properties fo:language="zxx" fo:country="none" officeooo:rsid="108d951d" style:language-asian="zxx" style:country-asian="none" style:language-complex="zxx" style:country-complex="none"/>
    </style:style>
    <style:style style:name="T66" style:family="text">
      <style:text-properties fo:language="zxx" fo:country="none" officeooo:rsid="1431a62b" style:language-asian="zxx" style:country-asian="none" style:language-complex="zxx" style:country-complex="none"/>
    </style:style>
    <style:style style:name="T67" style:family="text">
      <style:text-properties fo:language="zxx" fo:country="none" officeooo:rsid="144086b2" style:language-asian="zxx" style:country-asian="none" style:language-complex="zxx" style:country-complex="none"/>
    </style:style>
    <style:style style:name="T68" style:family="text">
      <style:text-properties fo:language="zxx" fo:country="none" officeooo:rsid="14415dc8" style:language-asian="zxx" style:country-asian="none" style:language-complex="zxx" style:country-complex="none"/>
    </style:style>
    <style:style style:name="T69" style:family="text">
      <style:text-properties officeooo:rsid="0eeea197"/>
    </style:style>
    <style:style style:name="T70" style:family="text">
      <style:text-properties officeooo:rsid="0ee62a46"/>
    </style:style>
    <style:style style:name="T71" style:family="text">
      <style:text-properties officeooo:rsid="0f0dffba"/>
    </style:style>
    <style:style style:name="T72" style:family="text">
      <style:text-properties officeooo:rsid="0f062e58"/>
    </style:style>
    <style:style style:name="T73" style:family="text">
      <style:text-properties officeooo:rsid="0f03a881"/>
    </style:style>
    <style:style style:name="T74" style:family="text">
      <style:text-properties officeooo:rsid="0f10fdd1"/>
    </style:style>
    <style:style style:name="T75" style:family="text">
      <style:text-properties officeooo:rsid="0f127828"/>
    </style:style>
    <style:style style:name="T76" style:family="text">
      <style:text-properties officeooo:rsid="0f17cf1e"/>
    </style:style>
    <style:style style:name="T77" style:family="text">
      <style:text-properties officeooo:rsid="0f199e4c"/>
    </style:style>
    <style:style style:name="T78" style:family="text">
      <style:text-properties officeooo:rsid="0f25230f"/>
    </style:style>
    <style:style style:name="T79" style:family="text">
      <style:text-properties officeooo:rsid="0f1c3782"/>
    </style:style>
    <style:style style:name="T80" style:family="text">
      <style:text-properties officeooo:rsid="0f1ac1c3"/>
    </style:style>
    <style:style style:name="T81" style:family="text">
      <style:text-properties officeooo:rsid="0f1c9b4e"/>
    </style:style>
    <style:style style:name="T82" style:family="text">
      <style:text-properties officeooo:rsid="0f467395"/>
    </style:style>
    <style:style style:name="T83" style:family="text">
      <style:text-properties officeooo:rsid="0ecb5b56"/>
    </style:style>
    <style:style style:name="T84" style:family="text">
      <style:text-properties officeooo:rsid="0f54e00d"/>
    </style:style>
    <style:style style:name="T85" style:family="text">
      <style:text-properties officeooo:rsid="0ec9bc55"/>
    </style:style>
    <style:style style:name="T86" style:family="text">
      <style:text-properties officeooo:rsid="0f412e42"/>
    </style:style>
    <style:style style:name="T87" style:family="text">
      <style:text-properties officeooo:rsid="0f426d7b"/>
    </style:style>
    <style:style style:name="T88" style:family="text">
      <style:text-properties officeooo:rsid="0f511ea2"/>
    </style:style>
    <style:style style:name="T89" style:family="text">
      <style:text-properties officeooo:rsid="0f2d9788"/>
    </style:style>
    <style:style style:name="T90" style:family="text">
      <style:text-properties officeooo:rsid="0f5ade72"/>
    </style:style>
    <style:style style:name="T91" style:family="text">
      <style:text-properties officeooo:rsid="0f5dbb95"/>
    </style:style>
    <style:style style:name="T92" style:family="text">
      <style:text-properties officeooo:rsid="0f5de008"/>
    </style:style>
    <style:style style:name="T93" style:family="text">
      <style:text-properties officeooo:rsid="1031c695"/>
    </style:style>
    <style:style style:name="T94" style:family="text">
      <style:text-properties officeooo:rsid="101b4224"/>
    </style:style>
    <style:style style:name="T95" style:family="text">
      <style:text-properties officeooo:rsid="0f68cf40"/>
    </style:style>
    <style:style style:name="T96" style:family="text">
      <style:text-properties officeooo:rsid="10868dcb"/>
    </style:style>
    <style:style style:name="T97" style:family="text">
      <style:text-properties officeooo:rsid="108d951d"/>
    </style:style>
    <style:style style:name="T98" style:family="text">
      <style:text-properties officeooo:rsid="10172fa3"/>
    </style:style>
    <style:style style:name="T99" style:family="text">
      <style:text-properties officeooo:rsid="109cf6e8"/>
    </style:style>
    <style:style style:name="T100" style:family="text">
      <style:text-properties officeooo:rsid="10714db8"/>
    </style:style>
    <style:style style:name="T101" style:family="text">
      <style:text-properties officeooo:rsid="101909b3"/>
    </style:style>
    <style:style style:name="T102" style:family="text">
      <style:text-properties officeooo:rsid="103b4f81"/>
    </style:style>
    <style:style style:name="T103" style:family="text">
      <style:text-properties officeooo:rsid="1022577c"/>
    </style:style>
    <style:style style:name="T104" style:family="text">
      <style:text-properties officeooo:rsid="109636d1"/>
    </style:style>
    <style:style style:name="T105" style:family="text">
      <style:text-properties officeooo:rsid="1022da3a"/>
    </style:style>
    <style:style style:name="T106" style:family="text">
      <style:text-properties officeooo:rsid="1056f0a4"/>
    </style:style>
    <style:style style:name="T107" style:family="text">
      <style:text-properties officeooo:rsid="107e8f54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officeooo:rsid="1078fd37"/>
    </style:style>
    <style:style style:name="T110" style:family="text">
      <style:text-properties style:language-asian="zxx" style:country-asian="none" style:language-complex="zxx" style:country-complex="none"/>
    </style:style>
    <style:style style:name="T111" style:family="text">
      <style:text-properties officeooo:rsid="1078fd37" style:language-asian="zxx" style:country-asian="none" style:language-complex="zxx" style:country-complex="none"/>
    </style:style>
    <style:style style:name="T112" style:family="text">
      <style:text-properties officeooo:rsid="1088484f" style:language-asian="zxx" style:country-asian="none" style:language-complex="zxx" style:country-complex="none"/>
    </style:style>
    <style:style style:name="T113" style:family="text">
      <style:text-properties officeooo:rsid="1038e041"/>
    </style:style>
    <style:style style:name="T114" style:family="text">
      <style:text-properties officeooo:rsid="1039259b"/>
    </style:style>
    <style:style style:name="T115" style:family="text">
      <style:text-properties officeooo:rsid="1087cfc2"/>
    </style:style>
    <style:style style:name="T116" style:family="text">
      <style:text-properties officeooo:rsid="0f9a8546"/>
    </style:style>
    <style:style style:name="T117" style:family="text">
      <style:text-properties officeooo:rsid="10681762"/>
    </style:style>
    <style:style style:name="T118" style:family="text">
      <style:text-properties officeooo:rsid="107b9382"/>
    </style:style>
    <style:style style:name="T119" style:family="text">
      <style:text-properties officeooo:rsid="107a759f"/>
    </style:style>
    <style:style style:name="T120" style:family="text">
      <style:text-properties officeooo:rsid="106787ca"/>
    </style:style>
    <style:style style:name="T121" style:family="text">
      <style:text-properties officeooo:rsid="104490c4"/>
    </style:style>
    <style:style style:name="T122" style:family="text">
      <style:text-properties officeooo:rsid="103d55b5"/>
    </style:style>
    <style:style style:name="T123" style:family="text">
      <style:text-properties officeooo:rsid="1042ada7"/>
    </style:style>
    <style:style style:name="T124" style:family="text">
      <style:text-properties officeooo:rsid="103f0514"/>
    </style:style>
    <style:style style:name="T125" style:family="text">
      <style:text-properties officeooo:rsid="10498b5f"/>
    </style:style>
    <style:style style:name="T126" style:family="text">
      <style:text-properties officeooo:rsid="10809805"/>
    </style:style>
    <style:style style:name="T127" style:family="text">
      <style:text-properties officeooo:rsid="108252a0"/>
    </style:style>
    <style:style style:name="T128" style:family="text">
      <style:text-properties officeooo:rsid="1085b072"/>
    </style:style>
    <style:style style:name="T129" style:family="text">
      <style:text-properties officeooo:rsid="0ec1367e"/>
    </style:style>
    <style:style style:name="T130" style:family="text">
      <style:text-properties officeooo:rsid="13fa6191"/>
    </style:style>
    <style:style style:name="T131" style:family="text">
      <style:text-properties fo:font-size="8pt" fo:language="cs" fo:country="CZ" style:font-size-asian="8pt" style:language-asian="zxx" style:country-asian="none" style:font-size-complex="8pt" style:language-complex="zxx" style:country-complex="none"/>
    </style:style>
    <style:style style:name="T132" style:family="text">
      <style:text-properties officeooo:rsid="13fcc5f6"/>
    </style:style>
    <style:style style:name="T133" style:family="text">
      <style:text-properties officeooo:rsid="140256db"/>
    </style:style>
    <style:style style:name="T134" style:family="text">
      <style:text-properties officeooo:rsid="140534e6"/>
    </style:style>
    <style:style style:name="T135" style:family="text">
      <style:text-properties fo:language="en" fo:country="US" officeooo:rsid="1409e278"/>
    </style:style>
    <style:style style:name="T136" style:family="text">
      <style:text-properties fo:language="en" fo:country="US" officeooo:rsid="140b1057"/>
    </style:style>
    <style:style style:name="T137" style:family="text">
      <style:text-properties fo:language="en" fo:country="US" officeooo:rsid="17497bb4"/>
    </style:style>
    <style:style style:name="T138" style:family="text">
      <style:text-properties officeooo:rsid="1407209c"/>
    </style:style>
    <style:style style:name="T139" style:family="text">
      <style:text-properties officeooo:rsid="141a017a"/>
    </style:style>
    <style:style style:name="T140" style:family="text">
      <style:text-properties officeooo:rsid="14201442"/>
    </style:style>
    <style:style style:name="T141" style:family="text">
      <style:text-properties officeooo:rsid="14228231"/>
    </style:style>
    <style:style style:name="T142" style:family="text">
      <style:text-properties officeooo:rsid="142c3619"/>
    </style:style>
    <style:style style:name="T143" style:family="text">
      <style:text-properties fo:font-style="normal" officeooo:rsid="0f5ade72" style:font-style-asian="normal" style:font-style-complex="normal"/>
    </style:style>
    <style:style style:name="T144" style:family="text">
      <style:text-properties fo:font-style="normal" officeooo:rsid="142d6a85" style:font-style-asian="normal" style:font-style-complex="normal"/>
    </style:style>
    <style:style style:name="T145" style:family="text">
      <style:text-properties officeooo:rsid="142ddfeb"/>
    </style:style>
    <style:style style:name="T146" style:family="text">
      <style:text-properties officeooo:rsid="142f0bb5"/>
    </style:style>
    <style:style style:name="T147" style:family="text">
      <style:text-properties officeooo:rsid="14302293"/>
    </style:style>
    <style:style style:name="T148" style:family="text">
      <style:text-properties officeooo:rsid="1432aa1a"/>
    </style:style>
    <style:style style:name="T149" style:family="text">
      <style:text-properties officeooo:rsid="1438f3b3"/>
    </style:style>
    <style:style style:name="T150" style:family="text">
      <style:text-properties officeooo:rsid="143d1cf7"/>
    </style:style>
    <style:style style:name="T151" style:family="text">
      <style:text-properties officeooo:rsid="143d4aa8"/>
    </style:style>
    <style:style style:name="T152" style:family="text">
      <style:text-properties officeooo:rsid="1442f492"/>
    </style:style>
    <style:style style:name="T153" style:family="text">
      <style:text-properties officeooo:rsid="1443c36e"/>
    </style:style>
    <style:style style:name="T154" style:family="text">
      <style:text-properties officeooo:rsid="16fde0b2"/>
    </style:style>
    <style:style style:name="T155" style:family="text">
      <style:text-properties officeooo:rsid="16f24f92"/>
    </style:style>
    <style:style style:name="T156" style:family="text">
      <style:text-properties officeooo:rsid="16f9a568"/>
    </style:style>
    <style:style style:name="T157" style:family="text">
      <style:text-properties officeooo:rsid="16f74515"/>
    </style:style>
    <style:style style:name="T158" style:family="text">
      <style:text-properties officeooo:rsid="16f4e8b8"/>
    </style:style>
    <style:style style:name="T159" style:family="text">
      <style:text-properties officeooo:rsid="15e89a76"/>
    </style:style>
    <style:style style:name="T160" style:family="text">
      <style:text-properties officeooo:rsid="14514ca3"/>
    </style:style>
    <style:style style:name="T161" style:family="text">
      <style:text-properties officeooo:rsid="1452ef57"/>
    </style:style>
    <style:style style:name="T162" style:family="text">
      <style:text-properties officeooo:rsid="145568b9"/>
    </style:style>
    <style:style style:name="T163" style:family="text">
      <style:text-properties officeooo:rsid="1456b511"/>
    </style:style>
    <style:style style:name="T164" style:family="text">
      <style:text-properties officeooo:rsid="145a39e1"/>
    </style:style>
    <style:style style:name="T165" style:family="text">
      <style:text-properties officeooo:rsid="145b4467"/>
    </style:style>
    <style:style style:name="T166" style:family="text">
      <style:text-properties officeooo:rsid="145f8b00"/>
    </style:style>
    <style:style style:name="T167" style:family="text">
      <style:text-properties officeooo:rsid="14619cd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5" text:outline-level="1">Zbraně ve starověku</text:h>
      <text:p text:style-name="Text_20_body">Obouruční sekera – labrys</text:p>
      <text:p text:style-name="P118"><text:span text:style-name="T160">B</text:span>ojová sekera - <text:span text:style-name="T162">bradatice (bearded axe, Seveřani)</text:span></text:p>
      <text:p text:style-name="P20">Palcát (Peršani)</text:p>
      <text:p text:style-name="P21">Kopí <text:span text:style-name="T163">(dórové, achájci)</text:span></text:p>
      <text:p text:style-name="P120">Bojová kosa <text:span text:style-name="T164">(dacians, možná taky při boji na moři – tj. icéňané)</text:span></text:p>
      <text:p text:style-name="P121">Bojový srp (dacians, falx)</text:p>
      <text:p text:style-name="P123">Khopesh (Kemet)</text:p>
      <text:p text:style-name="P21">Meč (těžkej – <text:span text:style-name="T165">keltové</text:span>)</text:p>
      <text:p text:style-name="P124">Falcata (Kartaginci – takže Icéňané)</text:p>
      <text:p text:style-name="P125">Kopis (Řekové)</text:p>
      <text:p text:style-name="P126">Makhaira (<text:span text:style-name="T166">Řekové</text:span>) <text:a xlink:type="simple" xlink:href="https://en.wikipedia.org/wiki/Makhaira" text:style-name="Internet_20_link" text:visited-style-name="Visited_20_Internet_20_Link">https://en.wikipedia.org/wiki/Makhaira</text:a></text:p>
      <text:p text:style-name="P21"><text:span text:style-name="T161">Krátký měč – g</text:span>ladius, <text:span text:style-name="T167">xiphos</text:span> (lehkej, bodnej)</text:p>
      <text:p text:style-name="P122">Trojzubec (Řím)</text:p>
      <text:p text:style-name="P122">Síť</text:p>
      <text:p text:style-name="P21">Dýka</text:p>
      <text:h text:style-name="P103" text:outline-level="1">TODO</text:h>
      <text:list xml:id="list3965750485" text:style-name="L1">
        <text:list-item>
          <text:p text:style-name="P110">TODO: V ceníku pro dungeoncrawl nemusí být živobytí.</text:p>
        </text:list-item>
        <text:list-item>
          <text:p text:style-name="P111">Měřit čas čistě na dny (tzn. sví<text:span text:style-name="T159">tivo</text:span> nakupovat na X dní, atd.)</text:p>
        </text:list-item>
        <text:list-item>
          <text:p text:style-name="P112"><text:span text:style-name="T137">T</text:span>abulku s cenama drahokamů a šperků přece jen potřebuju. Odhad ceny by měl být player skill – aby ho ale hráči mohli získat, tak ty ceny musí být konzistentní.</text:p>
        </text:list-item>
        <text:list-item>
          <text:p text:style-name="P109">TODO: Vyházet zbraně, které nepatří do starověku.</text:p>
        </text:list-item>
        <text:list-item>
          <text:p text:style-name="P113">Předělat <text:s/>jedy (ve vytištěné verzi jsem útoky ručně přepsal, tak to promítnout do pravidel.</text:p>
        </text:list-item>
        <text:list-item>
          <text:p text:style-name="P114">Zdůraznit, že postih na kouzlení se vztahuje i na hůlky, hole a tak.</text:p>
        </text:list-item>
        <text:list-item>
          <text:p text:style-name="P115">Zavést <text:span text:style-name="T154">(možná prostě jen zmínit – důležité je to hlavně pro loot a ten to má napsané na kartách).</text:span> velikosti vybavení:</text:p>
          <text:list>
            <text:list-item>
              <text:p text:style-name="P115">trpaslická (trpaslík, kudůk, <text:span text:style-name="T155">goblin</text:span>), lidská (člověk, elf), orkská (ork), <text:span text:style-name="T156">trolí (trol),</text:span> <text:span text:style-name="T157">obří (ogři)</text:span></text:p>
            </text:list-item>
            <text:list-item>
              <text:p text:style-name="P116">pokud u karty není omezení velikosti, tak předmět (třeba dýky) může používat kdokoliv. Pokud je, tak jen ten, kdo má příslušnou velikost.</text:p>
            </text:list-item>
            <text:list-item>
              <text:p text:style-name="P117"><text:span text:style-name="T158">Guidelines</text:span>:</text:p>
              <text:list>
                <text:list-item>
                  <text:p text:style-name="P117">Zbroje musej bejt přesně.</text:p>
                </text:list-item>
                <text:list-item>
                  <text:p text:style-name="P117">Velké zbraně na blízko jdou ob 1 velikost</text:p>
                </text:list-item>
                <text:list-item>
                  <text:p text:style-name="P117">Dlouhý luk je jen pro lidskou velikost</text:p>
                </text:list-item>
                <text:list-item>
                  <text:p text:style-name="P117">Velký štít má varianty pro různé velikosti (stejně jako zbroje), malý štít</text:p>
                </text:list-item>
              </text:list>
            </text:list-item>
          </text:list>
        </text:list-item>
      </text:list>
      <text:h text:style-name="P104" text:outline-level="1">Ceník</text:h>
      <text:h text:style-name="Heading_20_3" text:outline-level="3"><text:span text:style-name="T57">Startovní</text:span> výbav<text:span text:style-name="T57">a</text:span></text:h>
      <text:p text:style-name="Text_20_body">Věci v prvním seznamu 1 zlatý, ve druhém 1 stříbrný.</text:p>
      <text:p text:style-name="Text_20_body">TODO: Seznamy jsem z pravidel zrušil, takže to sem budu muset přepsat <text:span text:style-name="T150">(ve vytištěnejch pravidlech to ještě mám).</text:span></text:p>
      <text:h text:style-name="Heading_20_3" text:outline-level="3">Cestovní a tábornická výbava</text:h>
      <text:section text:style-name="Sect1" text:name="Section1">
        <text:section text:style-name="Sect2" text:name="Section2">
          <text:p text:style-name="P16"><text:span text:style-name="T58">C</text:span>estovní výbava <text:span text:style-name="T59">(1</text:span> <text:span text:style-name="T60">zl)</text:span></text:p>
          <text:p text:style-name="P97"><text:span text:style-name="T130">T</text:span>orna<text:line-break/><text:span text:style-name="T130">P</text:span>řikrývka<text:line-break/><text:span text:style-name="T130">T</text:span>roud a křesadlo<text:line-break/><text:span text:style-name="T130">N</text:span>ůž<text:line-break/><text:span text:style-name="T130">T</text:span>rvanlivé jídlo na týden<text:line-break/><text:span text:style-name="T130">D</text:span>va měchy na vodu<text:line-break/><text:tab/>(každý na 1 den)<text:line-break/>3 lojové svíčky<text:line-break/><text:tab/>(každá <text:span text:style-name="T130">na</text:span> 3 hodiny)</text:p>
          <text:p text:style-name="P16"><text:span text:style-name="T61">Stan </text:span><text:span text:style-name="T2">pro dvě </text:span><text:span text:style-name="T61">osoby </text:span><text:span text:style-name="T3">(</text:span><text:span text:style-name="T2">2</text:span><text:span text:style-name="T61"> </text:span><text:span text:style-name="T2">zl</text:span><text:span text:style-name="T3">)</text:span></text:p>
          <text:p text:style-name="P16"><text:span text:style-name="T61">Stan </text:span><text:span text:style-name="T2">pro osm</text:span><text:span text:style-name="T61"> osob </text:span><text:span text:style-name="T3">(</text:span><text:span text:style-name="T2">5</text:span><text:span text:style-name="T61"> </text:span><text:span text:style-name="T2">zl</text:span><text:span text:style-name="T3">)</text:span></text:p>
          <text:p text:style-name="P23">Celta <text:span text:style-name="T59">(</text:span>1 z<text:span text:style-name="T59">l)</text:span></text:p>
          <text:p text:style-name="P16">Tábornické potřeby <text:span text:style-name="T59">(</text:span>1 zl<text:span text:style-name="T59">)</text:span></text:p>
          <text:p text:style-name="List_20_of_20_Items">Korbel, kalich nebo roh na pití<text:line-break/>Kotlík nebo malý hrnec<text:line-break/>Dřevěná vařečka, naběračka<text:line-break/>Dřevěný talíř<text:line-break/>Mýdlo<text:line-break/>Brousek<text:line-break/>Jehla a špulka nití<text:line-break/>Kus hrubého plátna<text:line-break/><text:span text:style-name="T69">Klubko p</text:span>rovaz<text:span text:style-name="T69">u</text:span></text:p>
        </text:section>
      </text:section>
      <text:h text:style-name="P101" text:outline-level="3"><text:span text:style-name="T153">Léčitelská</text:span> výbava</text:h>
      <text:p text:style-name="P19">Léčitelské potřeby (1 zl)</text:p>
      <text:h text:style-name="Heading_20_3" text:outline-level="3">Sv<text:span text:style-name="T70">ětlo</text:span></text:h>
      <text:section text:style-name="Sect2" text:name="Section3">
        <text:p text:style-name="P16"><text:span text:style-name="T2">Olejová lampa </text:span><text:span text:style-name="T4">(2</text:span><text:span text:style-name="T61"> </text:span><text:span text:style-name="T2">st</text:span><text:span text:style-name="T3">)</text:span></text:p>
        <text:p text:style-name="List_20_of_20_Items"><text:span text:style-name="T132">(</text:span>nebo hornický kahan<text:span text:style-name="T132">)</text:span></text:p>
        <text:p text:style-name="P16"><text:span text:style-name="T3">Směrová olejová lampa </text:span><text:span text:style-name="T5">(</text:span><text:span text:style-name="T6">4</text:span><text:span text:style-name="T62"> st</text:span><text:span text:style-name="T5">)</text:span></text:p>
        <text:p text:style-name="P17"><text:span text:style-name="T2">Lampový o</text:span><text:span text:style-name="T61">lej </text:span><text:span text:style-name="T3">(</text:span><text:span text:style-name="T4">4</text:span><text:span text:style-name="T61"> </text:span><text:span text:style-name="T9">st</text:span><text:span text:style-name="T3">)</text:span></text:p>
        <text:p text:style-name="List_20_of_20_Items"><text:span text:style-name="T61">1 keramická lahev, </text:span><text:span text:style-name="T2">vy</text:span><text:span text:style-name="T7">stačí</text:span><text:span text:style-name="T2"> </text:span><text:span text:style-name="T8">na</text:span><text:span text:style-name="T2"> </text:span><text:span text:style-name="T8">12</text:span><text:span text:style-name="T2"> hodin </text:span><text:span text:style-name="T8">svícení</text:span></text:p>
        <text:p text:style-name="P16"><text:span text:style-name="T15">Lojová s</text:span><text:span text:style-name="T61">více </text:span><text:span text:style-name="T17">(</text:span><text:span text:style-name="T18">1</text:span><text:span text:style-name="T61"> </text:span><text:span text:style-name="T9">st</text:span><text:span text:style-name="T17">)</text:span></text:p>
        <text:p text:style-name="List_20_of_20_Items"><text:span text:style-name="T16">svítí</text:span><text:span text:style-name="T17"> </text:span><text:span text:style-name="T15">3</text:span><text:span text:style-name="T17"> hodin</text:span><text:span text:style-name="T15">y</text:span></text:p>
        <text:p text:style-name="P2"><text:span text:style-name="T9">V</text:span><text:span text:style-name="T2">osková svíce </text:span><text:span text:style-name="T19">(</text:span><text:span text:style-name="T18">4</text:span><text:span text:style-name="T2"> </text:span><text:span text:style-name="T18">s</text:span><text:span text:style-name="T20">t</text:span><text:span text:style-name="T19">)</text:span></text:p>
        <text:p text:style-name="List_20_of_20_Items"><text:span text:style-name="T16">svítí</text:span><text:span text:style-name="T19"> 6 hodin</text:span></text:p>
        <text:p text:style-name="P17"><text:span text:style-name="T61">Lucerna </text:span><text:span text:style-name="T2">na</text:span><text:span text:style-name="T61"> svíc</text:span><text:span text:style-name="T2">i </text:span><text:span text:style-name="T10">(</text:span><text:span text:style-name="T9">2</text:span><text:span text:style-name="T61"> </text:span><text:span text:style-name="T9">st</text:span><text:span text:style-name="T10">)</text:span></text:p>
        <text:p text:style-name="P17">Lucerna s okenicemi <text:span text:style-name="T71">(</text:span><text:span text:style-name="T9">5</text:span><text:span text:style-name="T61"> </text:span><text:span text:style-name="T2">st</text:span><text:span text:style-name="T10">)</text:span></text:p>
        <text:p text:style-name="P98"><text:span text:style-name="T132">(</text:span>na svíci<text:span text:style-name="T132">)</text:span></text:p>
        <text:p text:style-name="P17">Zlodějská lucerna <text:span text:style-name="T71">(</text:span><text:span text:style-name="T9">1</text:span><text:span text:style-name="T61"> </text:span><text:span text:style-name="T9">zl</text:span><text:span text:style-name="T10">)</text:span></text:p>
        <text:p text:style-name="P98"><text:soft-page-break/><text:span text:style-name="T11">Malá</text:span><text:span text:style-name="T9"> směrová lucerna upraven</text:span><text:span text:style-name="T11">á k zavěšení</text:span><text:span text:style-name="T9"> (například na krk) </text:span><text:span text:style-name="T11">a</text:span><text:span text:style-name="T9"> odolná proti nešetrnému zacházení. </text:span><text:span text:style-name="T12">M</text:span><text:span text:style-name="T9">á </text:span><text:span text:style-name="T13">také</text:span><text:span text:style-name="T9"> clonu </text:span><text:span text:style-name="T14">na regulaci</text:span><text:span text:style-name="T9"> záběr</text:span><text:span text:style-name="T14">u</text:span><text:span text:style-name="T9"> světelného kužele.</text:span></text:p>
        <text:p text:style-name="P17"><text:span text:style-name="T61">Louč</text:span><text:span text:style-name="T2"> </text:span><text:span text:style-name="T22">(</text:span><text:span text:style-name="T23">1</text:span> mk<text:span text:style-name="T72">)</text:span></text:p>
        <text:p text:style-name="P98"><text:span text:style-name="T16">svítí</text:span><text:span text:style-name="T2"> </text:span><text:span text:style-name="T21">20 minut</text:span></text:p>
        <text:p text:style-name="P17"><text:span text:style-name="T61">Pochodeň</text:span><text:span text:style-name="T2"> </text:span><text:span text:style-name="T22">(</text:span><text:span text:style-name="T23">1</text:span> <text:span text:style-name="T73">st)</text:span></text:p>
        <text:p text:style-name="P98"><text:span text:style-name="T16">svítí</text:span><text:span text:style-name="T9"> hodin</text:span><text:span text:style-name="T22">u</text:span></text:p>
      </text:section>
      <text:h text:style-name="Heading_20_3" text:outline-level="3">Psací potřeby</text:h>
      <text:section text:style-name="Sect2" text:name="Section4">
        <text:p text:style-name="P16">Křída <text:span text:style-name="T74">(</text:span><text:span text:style-name="T2">5</text:span><text:span text:style-name="T61"> mk</text:span><text:span text:style-name="T24">)</text:span></text:p>
        <text:p text:style-name="P16"><text:span text:style-name="T74">Papír</text:span> (1 <text:span text:style-name="T75">arch</text:span>) <text:span text:style-name="T74">(1</text:span><text:span text:style-name="T61"> </text:span><text:span text:style-name="T2">st</text:span><text:span text:style-name="T24">)</text:span></text:p>
        <text:p text:style-name="P16"><text:span text:style-name="T61">Psací </text:span><text:span text:style-name="T2">potřeby (</text:span><text:span text:style-name="T131">brk, inkoust</text:span><text:span text:style-name="T2">) </text:span><text:span text:style-name="T25">(</text:span>2 st<text:span text:style-name="T76">)</text:span></text:p>
        <text:p text:style-name="P16">Pouzdro na mapy či svitky <text:span text:style-name="T77">(</text:span><text:span text:style-name="T47">2</text:span><text:span text:style-name="T61"> </text:span><text:span text:style-name="T9">st</text:span><text:span text:style-name="T26">)</text:span></text:p>
      </text:section>
      <text:h text:style-name="Heading_20_3" text:outline-level="3">Zlodějské po<text:span text:style-name="T78">můcky</text:span></text:h>
      <text:section text:style-name="Sect2" text:name="Section5">
        <text:p text:style-name="P16"><text:span text:style-name="T79">Z</text:span>lodějské náčiní <text:span text:style-name="T80">(5</text:span> zl<text:span text:style-name="T80">)</text:span></text:p>
        <text:p text:style-name="List_20_of_20_Items">Sada paklíčů a šperháků<text:line-break/>Kleště<text:line-break/>Páčidlo<text:line-break/><text:span text:style-name="T81">Majzlík, d</text:span>láto a kladívko<text:line-break/>Pilník na železo<text:line-break/>Pilka na železo<text:line-break/>Olejničk<text:span text:style-name="T81">a<text:line-break/></text:span>Pytlík skob, klínků a hřebíků<text:line-break/>Klubko drátu</text:p>
        <text:p text:style-name="P22">Nášlapné ježky (za hrst) <text:span text:style-name="T82">(</text:span><text:span text:style-name="T27">1</text:span><text:span text:style-name="T61"> </text:span><text:span text:style-name="T27">st</text:span><text:span text:style-name="T28">)</text:span></text:p>
        <text:p text:style-name="P16">Líčid<text:span text:style-name="T83">l</text:span>a (herecká) <text:span text:style-name="T29">1</text:span><text:span text:style-name="T61"> </text:span><text:span text:style-name="T29">st</text:span></text:p>
        <text:p text:style-name="P16">Padělatelské náčiní 2 zl</text:p>
      </text:section>
      <text:h text:style-name="Heading_20_3" text:outline-level="3">Šplhací náčiní</text:h>
      <text:section text:style-name="Sect2" text:name="Section6">
        <text:p text:style-name="P3"><text:span text:style-name="T30">L</text:span><text:span text:style-name="T2">ano (5 metrů) </text:span><text:span text:style-name="T31">(</text:span><text:span text:style-name="T48">4</text:span><text:span text:style-name="T31"> st)</text:span></text:p>
        <text:p text:style-name="P4"><text:span text:style-name="T31">P</text:span><text:span text:style-name="T2">rovazový žebřík (</text:span><text:span text:style-name="T32">2</text:span><text:span text:style-name="T2"> metr</text:span><text:span text:style-name="T32">y</text:span><text:span text:style-name="T2">) (</text:span><text:span text:style-name="T49">2</text:span><text:span text:style-name="T2"> st)</text:span></text:p>
        <text:p text:style-name="P5"><text:span text:style-name="T2">Kladkostroj (</text:span><text:span text:style-name="T45">1 zl</text:span><text:span text:style-name="T2">)</text:span></text:p>
        <text:p text:style-name="P16"><text:span text:style-name="T30">Š</text:span><text:span text:style-name="T61">plhací po</text:span><text:span text:style-name="T33">můcky</text:span><text:span text:style-name="T61"> </text:span><text:span text:style-name="T2">(skoby, </text:span><text:span text:style-name="T28">úvazy,</text:span><text:span text:style-name="T2"> atp.) </text:span><text:span text:style-name="T28">(</text:span>5 st<text:span text:style-name="T82">)</text:span></text:p>
      </text:section>
      <text:h text:style-name="Heading_20_3" text:outline-level="3">Jezdecká zvířata a dopravní prostředky</text:h>
      <text:section text:style-name="Sect2" text:name="Section7">
        <text:p text:style-name="P6">Osel, mula <text:span text:style-name="T84">(2 zl)</text:span></text:p>
        <text:p text:style-name="P7">Tažný kůň (10 zl)</text:p>
        <text:p text:style-name="P7">Jezdecký kůň (15 zl)</text:p>
        <text:p text:style-name="P7">Kára nebo dvoukolák (1 zl)</text:p>
        <text:p text:style-name="P8">Vůz 5 zl</text:p>
      </text:section>
      <text:h text:style-name="Heading_20_3" text:outline-level="3">Šatstvo</text:h>
      <text:section text:style-name="Sect2" text:name="Section8">
        <text:p text:style-name="P16">Žebrácké hadry <text:span text:style-name="T59">(1</text:span> <text:span text:style-name="T85">st)</text:span></text:p>
        <text:p text:style-name="P16"><text:span text:style-name="T34">Prostý</text:span><text:span text:style-name="T61"> </text:span><text:span text:style-name="T63">o</text:span><text:span text:style-name="T34">děv</text:span><text:span text:style-name="T2"> </text:span><text:span text:style-name="T3">(</text:span><text:span text:style-name="T35">1</text:span><text:span text:style-name="T61"> </text:span><text:span text:style-name="T2">zl</text:span><text:span text:style-name="T3">)</text:span></text:p>
        <text:p text:style-name="P24"><text:span text:style-name="T36">Dobrý</text:span><text:span text:style-name="T2"> oděv (</text:span><text:span text:style-name="T37">5</text:span><text:span text:style-name="T2"> zl)</text:span></text:p>
        <text:p text:style-name="P16">Honosn<text:span text:style-name="T86">ý šat</text:span><text:span text:style-name="T1"> </text:span><text:span text:style-name="T50">(</text:span><text:span text:style-name="T51">2</text:span><text:span text:style-name="T87">0</text:span> zl<text:span text:style-name="T59">)</text:span></text:p>
      </text:section>
      <text:h text:style-name="Heading_20_3" text:outline-level="3"><text:soft-page-break/>Živobytí</text:h>
      <text:p text:style-name="P9">Chuďas (5 st na měsíc)</text:p>
      <text:p text:style-name="P10">Měšťan (5 zl na měsíc)</text:p>
      <text:p text:style-name="P11"><text:span text:style-name="T88">B</text:span>oháč <text:span text:style-name="T88">(50 zl na měsíc)</text:span></text:p>
      <text:p text:style-name="P11"><text:span text:style-name="T88">V</text:span>elmož <text:span text:style-name="T88">(500 zl na měsíc)</text:span></text:p>
      <text:h text:style-name="Heading_20_3" text:outline-level="3">Skleněné <text:span text:style-name="T89">zboží</text:span></text:h>
      <text:p text:style-name="P12">Zvětšovací sklo (10 zl)</text:p>
      <text:p text:style-name="P12">Dalekohled (50 zl)</text:p>
      <text:h text:style-name="P102" text:outline-level="2">Žíraviny</text:h>
      <text:p text:style-name="P13">Vitriol (1 flakón) (1 zl)</text:p>
      <text:p text:style-name="List_20_of_20_Items">Dá se použít jako vrhací zbraň s krátkým dostřelem a parametry 0/+4.</text:p>
      <text:h text:style-name="P102" text:outline-level="2">Jedy</text:h>
      <text:p text:style-name="P18">TODO: Zranění jedem asi nemůže být proti odolnosti.</text:p>
      <text:p text:style-name="Table_20_Comments">Cena je vždy za 1 dávku.</text:p>
      <text:p text:style-name="P14">Muchomůrka zelená (1 st)</text:p>
      <text:p text:style-name="P99"><text:span text:style-name="T56">Síla:</text:span><text:span text:style-name="T143"> 5</text:span><text:span text:style-name="T53"><text:line-break/>Latence:</text:span> 12 hodin<text:line-break/><text:span text:style-name="T53">Působení:</text:span> 3 dny</text:p>
      <text:p text:style-name="P14">Bolehlav (1 st)</text:p>
      <text:p text:style-name="P99"><text:span text:style-name="T56">Síla:</text:span><text:span text:style-name="T90"> 4<text:line-break/></text:span><text:span text:style-name="T53">Latence:</text:span> 30 minut<text:line-break/><text:span text:style-name="T53">Působení:</text:span> 2 dny</text:p>
      <text:p text:style-name="P14">Vlčí mor (1 zl)</text:p>
      <text:p text:style-name="P99"><text:span text:style-name="T56">Síla:</text:span><text:span text:style-name="T143"> </text:span><text:span text:style-name="T144">5</text:span><text:span text:style-name="T56"><text:line-break/></text:span><text:span text:style-name="T55">Latence:</text:span><text:span text:style-name="T142"> 15 minut (4 + 1k6)<text:line-break/></text:span><text:span text:style-name="T55">Působení:</text:span><text:span text:style-name="T142"> 3 hodiny (6 + 1k6).<text:line-break/></text:span><text:span text:style-name="T55">Příznaky:</text:span><text:span text:style-name="T142"> Pocit znecitlivění a mravenčení zasažené části, pocení, průjem, silné zvracení, úzkost, zimnice, později smrt zástavou srdce nebo udušením.</text:span></text:p>
      <text:p text:style-name="P14">Arsenik (5 zl)</text:p>
      <text:p text:style-name="P99"><text:soft-page-break/><text:span text:style-name="T56">Síla:</text:span><text:span text:style-name="T90"> 6</text:span><text:line-break/><text:span text:style-name="T53">Latence:</text:span> <text:span text:style-name="T91">2 hodiny<text:line-break/></text:span><text:span text:style-name="T53">Působení:</text:span> <text:span text:style-name="T91">2</text:span> <text:span text:style-name="T90">hodiny<text:line-break/></text:span><text:span text:style-name="T56">Příznaky:</text:span><text:span text:style-name="T90"> Bolest hlavy, průjem, únava. Později zbělání nehtů, zvracení krve, vypadávání vlasů.</text:span></text:p>
      <text:p text:style-name="P14">Zmijí jed (1 zl)</text:p>
      <text:p text:style-name="P100"><text:span text:style-name="T56">Síla:</text:span><text:span text:style-name="T90"> 4</text:span><text:line-break/><text:span text:style-name="T53">Latence:</text:span> <text:span text:style-name="T92">1</text:span> minut<text:span text:style-name="T145">a<text:line-break/></text:span><text:span text:style-name="T53">Působení:</text:span> 2 dny<text:line-break/></text:p>
      <text:p text:style-name="P15"/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able:table-row table:style-name="ZbraněProBojZblízka.1">
          <table:table-cell table:style-name="ZbraněProBojZblízka.A1" table:number-columns-spanned="4" office:value-type="string">
            <text:h text:style-name="P106" text:outline-level="4"><text:span text:style-name="T93">Z</text:span>bran<text:span text:style-name="T93">ě</text:span> pro boj zblízka</text:h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office:value-type="string">
            <text:p text:style-name="P32">Zbraň</text:p>
          </table:table-cell>
          <table:table-cell table:style-name="ZbraněProBojZblízka.A2" office:value-type="string">
            <text:p text:style-name="P25">Jednoručně</text:p>
          </table:table-cell>
          <table:table-cell table:style-name="ZbraněProBojZblízka.A2" office:value-type="string">
            <text:p text:style-name="P25">Obouručně</text:p>
          </table:table-cell>
          <table:table-cell table:style-name="ZbraněProBojZblízka.A2" office:value-type="string">
            <text:p text:style-name="P26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89">Žádná</text:p>
          </table:table-cell>
          <table:table-cell table:style-name="ZbraněProBojZblízka.A3" table:number-columns-spanned="2" office:value-type="string">
            <text:p text:style-name="P39">0/<text:span text:style-name="T94">0</text:span></text:p>
          </table:table-cell>
          <table:covered-table-cell/>
          <table:table-cell table:style-name="ZbraněProBojZblízka.A3" office:value-type="string">
            <text:p text:style-name="P39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P40">Lehké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office:value-type="string">
            <text:p text:style-name="P44">Kámen*, <text:span text:style-name="T95">pěstní klín</text:span>*</text:p>
          </table:table-cell>
          <table:table-cell table:style-name="ZbraněProBojZblízka.A3" office:value-type="string">
            <text:p text:style-name="P43">0/1</text:p>
          </table:table-cell>
          <table:table-cell table:style-name="ZbraněProBojZblízka.A3" office:value-type="string">
            <text:p text:style-name="P43">-</text:p>
          </table:table-cell>
          <table:table-cell table:style-name="ZbraněProBojZblízka.A3" office:value-type="string">
            <text:p text:style-name="P43">-</text:p>
          </table:table-cell>
        </table:table-row>
        <table:table-row table:style-name="ZbraněProBojZblízka.6">
          <table:table-cell table:style-name="ZbraněProBojZblízka.A3" office:value-type="string">
            <text:p text:style-name="P45">Majzlík*, <text:span text:style-name="T96">bič</text:span>*, <text:span text:style-name="T97">kotvička na provazu*, dláto*, kamenické dláto*, </text:span><text:span text:style-name="T65">nůž*</text:span><text:span text:style-name="T61">, </text:span><text:span text:style-name="T66">průbojník*, </text:span><text:span text:style-name="T67">kamenická palice*, </text:span><text:span text:style-name="T68">kamenická špice*</text:span></text:p>
          </table:table-cell>
          <table:table-cell table:style-name="ZbraněProBojZblízka.A3" office:value-type="string">
            <text:p text:style-name="P46">0/<text:span text:style-name="T94">1</text:span></text:p>
          </table:table-cell>
          <table:table-cell table:style-name="ZbraněProBojZblízka.A3" office:value-type="string">
            <text:p text:style-name="P43">-</text:p>
          </table:table-cell>
          <table:table-cell table:style-name="ZbraněProBojZblízka.A3" office:value-type="string">
            <text:p text:style-name="P43"><text:span text:style-name="T152">4</text:span> st</text:p>
          </table:table-cell>
        </table:table-row>
        <table:table-row table:style-name="ZbraněProBojZblízka.7">
          <table:table-cell table:style-name="ZbraněProBojZblízka.A3" office:value-type="string">
            <text:p text:style-name="P89"><text:span text:style-name="T38">Dýka, </text:span><text:span text:style-name="T39">tesák</text:span></text:p>
          </table:table-cell>
          <table:table-cell table:style-name="ZbraněProBojZblízka.A3" office:value-type="string">
            <text:p text:style-name="P43">1/0</text:p>
          </table:table-cell>
          <table:table-cell table:style-name="ZbraněProBojZblízka.A3" office:value-type="string">
            <text:p text:style-name="P39">-</text:p>
          </table:table-cell>
          <table:table-cell table:style-name="ZbraněProBojZblízka.A3" office:value-type="string">
            <text:p text:style-name="P47"><text:span text:style-name="T98">1</text:span> <text:span text:style-name="T98">zl</text:span></text:p>
          </table:table-cell>
        </table:table-row>
        <table:table-row table:style-name="ZbraněProBojZblízka.8">
          <table:table-cell table:style-name="ZbraněProBojZblízka.A3" office:value-type="string">
            <text:p text:style-name="P57">Řetěz*</text:p>
          </table:table-cell>
          <table:table-cell table:style-name="ZbraněProBojZblízka.A3" office:value-type="string">
            <text:p text:style-name="P39"><text:span text:style-name="T99">1</text:span>/<text:span text:style-name="T99">0</text:span></text:p>
          </table:table-cell>
          <table:table-cell table:style-name="ZbraněProBojZblízka.A3" office:value-type="string">
            <text:p text:style-name="P56">2/0</text:p>
          </table:table-cell>
          <table:table-cell table:style-name="ZbraněProBojZblízka.A3" office:value-type="string">
            <text:p text:style-name="P47"/>
          </table:table-cell>
        </table:table-row>
        <table:table-row table:style-name="ZbraněProBojZblízka.9">
          <table:table-cell table:style-name="ZbraněProBojZblízka.A3" office:value-type="string">
            <text:p text:style-name="P48">Síť**</text:p>
          </table:table-cell>
          <table:table-cell table:style-name="ZbraněProBojZblízka.A3" office:value-type="string">
            <text:p text:style-name="P94">+1</text:p>
          </table:table-cell>
          <table:table-cell table:style-name="ZbraněProBojZblízka.A3" office:value-type="string">
            <text:p text:style-name="P58">2/**</text:p>
          </table:table-cell>
          <table:table-cell table:style-name="ZbraněProBojZblízka.A3" office:value-type="string">
            <text:p text:style-name="P59">1 st</text:p>
          </table:table-cell>
        </table:table-row>
        <table:table-row table:style-name="ZbraněProBojZblízka.10">
          <table:table-cell table:style-name="ZbraněProBojZblízka.A3" office:value-type="string">
            <text:p text:style-name="P49"><text:span text:style-name="T139">H</text:span>ůl*</text:p>
          </table:table-cell>
          <table:table-cell table:style-name="ZbraněProBojZblízka.A3" office:value-type="string">
            <text:p text:style-name="P55">-</text:p>
          </table:table-cell>
          <table:table-cell table:style-name="ZbraněProBojZblízka.A3" office:value-type="string">
            <text:p text:style-name="P55">2/0</text:p>
          </table:table-cell>
          <table:table-cell table:style-name="ZbraněProBojZblízka.A3" office:value-type="string">
            <text:p text:style-name="P60">1 st</text:p>
          </table:table-cell>
        </table:table-row>
        <table:table-row table:style-name="ZbraněProBojZblízka.11">
          <table:table-cell table:style-name="ZbraněProBojZblízka.A3" office:value-type="string">
            <text:p text:style-name="P49"><text:span text:style-name="T100">Lopata, motyka, vidle</text:span>*</text:p>
          </table:table-cell>
          <table:table-cell table:style-name="ZbraněProBojZblízka.A3" office:value-type="string">
            <text:p text:style-name="P55">-</text:p>
          </table:table-cell>
          <table:table-cell table:style-name="ZbraněProBojZblízka.A3" office:value-type="string">
            <text:p text:style-name="P55">2/0</text:p>
          </table:table-cell>
          <table:table-cell table:style-name="ZbraněProBojZblízka.A3" office:value-type="string">
            <text:p text:style-name="P60">1 <text:span text:style-name="T100">zl</text:span></text:p>
          </table:table-cell>
        </table:table-row>
        <table:table-row table:style-name="ZbraněProBojZblízka.12">
          <table:table-cell table:style-name="ZbraněProBojZblízka.A3" office:value-type="string">
            <text:p text:style-name="P93">Kopí, trojzubec</text:p>
          </table:table-cell>
          <table:table-cell table:style-name="ZbraněProBojZblízka.A3" office:value-type="string">
            <text:p text:style-name="P60">-</text:p>
          </table:table-cell>
          <table:table-cell table:style-name="ZbraněProBojZblízka.A3" office:value-type="string">
            <text:p text:style-name="P60"><text:span text:style-name="T94">2/</text:span>1</text:p>
          </table:table-cell>
          <table:table-cell table:style-name="ZbraněProBojZblízka.A3" office:value-type="string">
            <text:p text:style-name="P47">1 <text:span text:style-name="T101">zl</text:span></text:p>
          </table:table-cell>
        </table:table-row>
        <table:table-row table:style-name="ZbraněProBojZblízka.13">
          <table:table-cell table:style-name="ZbraněProBojZblízka.A3" office:value-type="string">
            <text:p text:style-name="P96">Šavle, krátký meč</text:p>
          </table:table-cell>
          <table:table-cell table:style-name="ZbraněProBojZblízka.A3" office:value-type="string">
            <text:p text:style-name="P39"><text:span text:style-name="T133">1</text:span>/<text:span text:style-name="T151">1</text:span></text:p>
          </table:table-cell>
          <table:table-cell table:style-name="ZbraněProBojZblízka.A3" office:value-type="string">
            <text:p text:style-name="P39">-</text:p>
          </table:table-cell>
          <table:table-cell table:style-name="ZbraněProBojZblízka.A3" office:value-type="string">
            <text:p text:style-name="P47"><text:span text:style-name="T104">3</text:span> zl</text:p>
          </table:table-cell>
        </table:table-row>
        <table:table-row table:style-name="ZbraněProBojZblízka.14">
          <table:table-cell table:style-name="ZbraněProBojZblízka.A3" table:number-columns-spanned="4" office:value-type="string">
            <text:p text:style-name="P40">Těžké</text:p>
          </table:table-cell>
          <table:covered-table-cell/>
          <table:covered-table-cell/>
          <table:covered-table-cell/>
        </table:table-row>
        <table:table-row table:style-name="ZbraněProBojZblízka.15">
          <table:table-cell table:style-name="ZbraněProBojZblízka.A3" office:value-type="string">
            <text:p text:style-name="P95">Kyj*</text:p>
          </table:table-cell>
          <table:table-cell table:style-name="ZbraněProBojZblízka.A3" office:value-type="string">
            <text:p text:style-name="P62"><text:span text:style-name="T133">1</text:span>/<text:span text:style-name="T133">1</text:span></text:p>
          </table:table-cell>
          <table:table-cell table:style-name="ZbraněProBojZblízka.A3" office:value-type="string">
            <text:p text:style-name="P62">-</text:p>
          </table:table-cell>
          <table:table-cell table:style-name="ZbraněProBojZblízka.A3" office:value-type="string">
            <text:p text:style-name="P62">1 st</text:p>
          </table:table-cell>
        </table:table-row>
        <table:table-row table:style-name="ZbraněProBojZblízka.16">
          <table:table-cell table:style-name="ZbraněProBojZblízka.A3" office:value-type="string">
            <text:p text:style-name="P63">Kladivo*, sekera*, krumpáč*, <text:span text:style-name="T148">páčidlo*</text:span></text:p>
          </table:table-cell>
          <table:table-cell table:style-name="ZbraněProBojZblízka.A3" office:value-type="string">
            <text:p text:style-name="P39"><text:span text:style-name="T133">1</text:span>/<text:span text:style-name="T133">1</text:span></text:p>
          </table:table-cell>
          <table:table-cell table:style-name="ZbraněProBojZblízka.A3" office:value-type="string">
            <text:p text:style-name="P39">-</text:p>
          </table:table-cell>
          <table:table-cell table:style-name="ZbraněProBojZblízka.A3" office:value-type="string">
            <text:p text:style-name="P47">1 <text:span text:style-name="T102">zl</text:span></text:p>
          </table:table-cell>
        </table:table-row>
        <table:table-row table:style-name="ZbraněProBojZblízka.17">
          <table:table-cell table:style-name="ZbraněProBojZblízka.A3" office:value-type="string">
            <text:p text:style-name="P89"><text:span text:style-name="T146">Meč, bojová s</text:span>ekera, <text:span text:style-name="T103">palcát, řemdih, bojové kladivo, biják</text:span></text:p>
          </table:table-cell>
          <table:table-cell table:style-name="ZbraněProBojZblízka.A3" office:value-type="string">
            <text:p text:style-name="P39"><text:span text:style-name="T133">1</text:span>/<text:span text:style-name="T133">2</text:span></text:p>
          </table:table-cell>
          <table:table-cell table:style-name="ZbraněProBojZblízka.A3" office:value-type="string">
            <text:p text:style-name="P39">-</text:p>
          </table:table-cell>
          <table:table-cell table:style-name="ZbraněProBojZblízka.A3" office:value-type="string">
            <text:p text:style-name="P47"><text:span text:style-name="T104">3</text:span> zl</text:p>
          </table:table-cell>
        </table:table-row>
        <table:table-row table:style-name="ZbraněProBojZblízka.18">
          <table:table-cell table:style-name="ZbraněProBojZblízka.A3" office:value-type="string">
            <text:p text:style-name="P61"><text:span text:style-name="T105">Těžký</text:span> kyj*, <text:span text:style-name="T105">dvoj</text:span>ruční palice*</text:p>
          </table:table-cell>
          <table:table-cell table:style-name="ZbraněProBojZblízka.A3" office:value-type="string">
            <text:p text:style-name="P60">-</text:p>
          </table:table-cell>
          <table:table-cell table:style-name="ZbraněProBojZblízka.A3" office:value-type="string">
            <text:p text:style-name="P92">2/1</text:p>
          </table:table-cell>
          <table:table-cell table:style-name="ZbraněProBojZblízka.A3" office:value-type="string">
            <text:p text:style-name="P60">5 st</text:p>
          </table:table-cell>
        </table:table-row>
        <table:table-row table:style-name="ZbraněProBojZblízka.19">
          <table:table-cell table:style-name="ZbraněProBojZblízka.A3" office:value-type="string">
            <text:p text:style-name="P89"><text:span text:style-name="T40">Dvoj</text:span><text:span text:style-name="T64">ruční sekera</text:span><text:span text:style-name="T2">, </text:span><text:span text:style-name="T41">píka, sudlice, halapartna, </text:span><text:span text:style-name="T40">dvojruční </text:span><text:span text:style-name="T42">válečné kladivo</text:span></text:p>
          </table:table-cell>
          <table:table-cell table:style-name="ZbraněProBojZblízka.A3" office:value-type="string">
            <text:p text:style-name="P60">-</text:p>
          </table:table-cell>
          <table:table-cell table:style-name="ZbraněProBojZblízka.A3" office:value-type="string">
            <text:p text:style-name="P92">2/2</text:p>
          </table:table-cell>
          <table:table-cell table:style-name="ZbraněProBojZblízka.A3" office:value-type="string">
            <text:p text:style-name="P47">6 zl</text:p>
          </table:table-cell>
        </table:table-row>
        <table:table-row table:style-name="ZbraněProBojZblízka.20">
          <table:table-cell table:style-name="ZbraněProBojZblízka.A3" table:number-columns-spanned="4" office:value-type="string">
            <text:p text:style-name="P64">Doplňky</text:p>
          </table:table-cell>
          <table:covered-table-cell/>
          <table:covered-table-cell/>
          <table:covered-table-cell/>
        </table:table-row>
        <table:table-row table:style-name="ZbraněProBojZblízka.21">
          <table:table-cell table:style-name="ZbraněProBojZblízka.A3" office:value-type="string">
            <text:p text:style-name="P67">Pochva, <text:span text:style-name="T106">závěs přes rameno</text:span></text:p>
          </table:table-cell>
          <table:table-cell table:style-name="ZbraněProBojZblízka.A3" office:value-type="string">
            <text:p text:style-name="P60"/>
          </table:table-cell>
          <table:table-cell table:style-name="ZbraněProBojZblízka.A3" office:value-type="string">
            <text:p text:style-name="P60"/>
          </table:table-cell>
          <table:table-cell table:style-name="ZbraněProBojZblízka.A3" office:value-type="string">
            <text:p text:style-name="P66">1 st</text:p>
          </table:table-cell>
        </table:table-row>
        <table:table-row table:style-name="ZbraněProBojZblízka.22">
          <table:table-cell table:style-name="ZbraněProBojZblízka.A22" office:value-type="string">
            <text:p text:style-name="P67"><text:span text:style-name="T41">S</text:span><text:span text:style-name="T46">ouprava</text:span><text:span text:style-name="T2"> na údržbu </text:span><text:span text:style-name="T43">zbraně</text:span></text:p>
          </table:table-cell>
          <table:table-cell table:style-name="ZbraněProBojZblízka.A22" office:value-type="string">
            <text:p text:style-name="P60"/>
          </table:table-cell>
          <table:table-cell table:style-name="ZbraněProBojZblízka.A22" office:value-type="string">
            <text:p text:style-name="P60"/>
          </table:table-cell>
          <table:table-cell table:style-name="ZbraněProBojZblízka.A22" office:value-type="string">
            <text:p text:style-name="P66">1 st</text:p>
          </table:table-cell>
        </table:table-row>
      </table:table>
      <text:p text:style-name="P38">* Improvizovaná nebo primitivní zbraň.</text:p>
      <text:p text:style-name="P38"><text:soft-page-break/>* <text:span text:style-name="T140">Když držíš jen síť, můžeš ji použít pouze na </text:span><text:span text:style-name="T54">znevýhodnění protivníka</text:span><text:span text:style-name="T140">. Když máš ve druhé ruce jinou zbraň, síť ti přidá +1 k bojovému číslu (podobně jako štít).</text:span></text:p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able:table-row table:style-name="StřelnéAVrhacíZbraně.1">
          <table:table-cell table:style-name="StřelnéAVrhacíZbraně.A1" table:number-columns-spanned="4" office:value-type="string">
            <text:h text:style-name="P107" text:outline-level="4">Střelné a vrhací zbraně</text:h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32">Zbraň</text:p>
          </table:table-cell>
          <table:table-cell table:style-name="StřelnéAVrhacíZbraně.A2" office:value-type="string">
            <text:p text:style-name="P29">Parametry</text:p>
          </table:table-cell>
          <table:table-cell table:style-name="StřelnéAVrhacíZbraně.A2" office:value-type="string">
            <text:p text:style-name="P30">Dostřel<text:span text:style-name="T108">**</text:span></text:p>
          </table:table-cell>
          <table:table-cell table:style-name="StřelnéAVrhacíZbraně.A2" office:value-type="string">
            <text:p text:style-name="P26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P42">Lehké vrhací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50">Kámen*</text:p>
          </table:table-cell>
          <table:table-cell table:style-name="StřelnéAVrhacíZbraně.A3" office:value-type="string">
            <text:p text:style-name="P69"><text:span text:style-name="T109">0</text:span>/<text:span text:style-name="T109">1</text:span></text:p>
          </table:table-cell>
          <table:table-cell table:style-name="StřelnéAVrhacíZbraně.A3" office:value-type="string">
            <text:p text:style-name="P70">krátký</text:p>
          </table:table-cell>
          <table:table-cell table:style-name="StřelnéAVrhacíZbraně.A3" office:value-type="string">
            <text:p text:style-name="P69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53"><text:span text:style-name="T110">Vrhací nůž</text:span><text:span text:style-name="T111">, vrhací dýka, </text:span><text:span text:style-name="T112">vrhací šipka</text:span></text:p>
          </table:table-cell>
          <table:table-cell table:style-name="StřelnéAVrhacíZbraně.A3" office:value-type="string">
            <text:p text:style-name="P46"><text:span text:style-name="T109">1</text:span>/<text:span text:style-name="T109">0</text:span></text:p>
          </table:table-cell>
          <table:table-cell table:style-name="StřelnéAVrhacíZbraně.A3" office:value-type="string">
            <text:p text:style-name="P71">krátký</text:p>
          </table:table-cell>
          <table:table-cell table:style-name="StřelnéAVrhacíZbraně.A3" office:value-type="string">
            <text:p text:style-name="P47"><text:span text:style-name="T113">5</text:span> <text:span text:style-name="T113">st</text:span></text:p>
          </table:table-cell>
        </table:table-row>
        <table:table-row table:style-name="StřelnéAVrhacíZbraně.6">
          <table:table-cell table:style-name="StřelnéAVrhacíZbraně.A3" office:value-type="string">
            <text:p text:style-name="P73">Oštěp</text:p>
          </table:table-cell>
          <table:table-cell table:style-name="StřelnéAVrhacíZbraně.A3" office:value-type="string">
            <text:p text:style-name="P72"><text:span text:style-name="T141">2</text:span>/1</text:p>
          </table:table-cell>
          <table:table-cell table:style-name="StřelnéAVrhacíZbraně.A3" office:value-type="string">
            <text:p text:style-name="P72">střední</text:p>
          </table:table-cell>
          <table:table-cell table:style-name="StřelnéAVrhacíZbraně.A3" office:value-type="string">
            <text:p text:style-name="P74"><text:span text:style-name="T115">6</text:span> st</text:p>
          </table:table-cell>
        </table:table-row>
        <table:table-row table:style-name="StřelnéAVrhacíZbraně.7">
          <table:table-cell table:style-name="StřelnéAVrhacíZbraně.A3" table:number-columns-spanned="4" office:value-type="string">
            <text:p text:style-name="P54">Těžké <text:span text:style-name="T114">vrhací</text:span></text:p>
          </table:table-cell>
          <table:covered-table-cell/>
          <table:covered-table-cell/>
          <table:covered-table-cell/>
        </table:table-row>
        <table:table-row table:style-name="StřelnéAVrhacíZbraně.8">
          <table:table-cell table:style-name="StřelnéAVrhacíZbraně.A3" office:value-type="string">
            <text:p text:style-name="P51">Vrhací sekera</text:p>
          </table:table-cell>
          <table:table-cell table:style-name="StřelnéAVrhacíZbraně.A3" office:value-type="string">
            <text:p text:style-name="P72"><text:span text:style-name="T138">1</text:span>/<text:span text:style-name="T138">2</text:span></text:p>
          </table:table-cell>
          <table:table-cell table:style-name="StřelnéAVrhacíZbraně.A3" office:value-type="string">
            <text:p text:style-name="P72">krátký</text:p>
          </table:table-cell>
          <table:table-cell table:style-name="StřelnéAVrhacíZbraně.A3" office:value-type="string">
            <text:p text:style-name="P75">1 zl</text:p>
          </table:table-cell>
        </table:table-row>
        <table:table-row table:style-name="StřelnéAVrhacíZbraně.9">
          <table:table-cell table:style-name="StřelnéAVrhacíZbraně.A3" table:number-columns-spanned="4" office:value-type="string">
            <text:p text:style-name="P41">Střelné</text:p>
          </table:table-cell>
          <table:covered-table-cell/>
          <table:covered-table-cell/>
          <table:covered-table-cell/>
        </table:table-row>
        <table:table-row table:style-name="StřelnéAVrhacíZbraně.10">
          <table:table-cell table:style-name="StřelnéAVrhacíZbraně.A3" office:value-type="string">
            <text:p text:style-name="P77">Foukačka*** (1 kolo nabíjení)</text:p>
          </table:table-cell>
          <table:table-cell table:style-name="StřelnéAVrhacíZbraně.A3" office:value-type="string">
            <text:p text:style-name="P76">0/<text:span text:style-name="T116">-</text:span></text:p>
          </table:table-cell>
          <table:table-cell table:style-name="StřelnéAVrhacíZbraně.A3" office:value-type="string">
            <text:p text:style-name="P76">krátký</text:p>
          </table:table-cell>
          <table:table-cell table:style-name="StřelnéAVrhacíZbraně.A3" office:value-type="string">
            <text:p text:style-name="P76">1 st</text:p>
          </table:table-cell>
        </table:table-row>
        <table:table-row table:style-name="StřelnéAVrhacíZbraně.11">
          <table:table-cell table:style-name="StřelnéAVrhacíZbraně.A3" office:value-type="string">
            <text:p text:style-name="P79">Prak* <text:span text:style-name="T117">(1 kolo nabíjení)</text:span></text:p>
          </table:table-cell>
          <table:table-cell table:style-name="StřelnéAVrhacíZbraně.A3" office:value-type="string">
            <text:p text:style-name="P78"><text:span text:style-name="T118">0</text:span>/<text:span text:style-name="T118">1</text:span></text:p>
          </table:table-cell>
          <table:table-cell table:style-name="StřelnéAVrhacíZbraně.A3" office:value-type="string">
            <text:p text:style-name="P78">střední</text:p>
          </table:table-cell>
          <table:table-cell table:style-name="StřelnéAVrhacíZbraně.A3" office:value-type="string">
            <text:p text:style-name="P80">1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82">Krátký luk</text:p>
          </table:table-cell>
          <table:table-cell table:style-name="StřelnéAVrhacíZbraně.A3" office:value-type="string">
            <text:p text:style-name="P81"><text:span text:style-name="T119">2</text:span>/<text:span text:style-name="T134">1</text:span></text:p>
          </table:table-cell>
          <table:table-cell table:style-name="StřelnéAVrhacíZbraně.A3" office:value-type="string">
            <text:p text:style-name="P81">střední</text:p>
          </table:table-cell>
          <table:table-cell table:style-name="StřelnéAVrhacíZbraně.A3" office:value-type="string">
            <text:p text:style-name="P83">6 st</text:p>
          </table:table-cell>
        </table:table-row>
        <table:table-row table:style-name="StřelnéAVrhacíZbraně.13">
          <table:table-cell table:style-name="StřelnéAVrhacíZbraně.A3" office:value-type="string">
            <text:p text:style-name="P79">Kuše <text:span text:style-name="T120">(</text:span><text:span text:style-name="T135">2</text:span><text:span text:style-name="T120"> kol</text:span><text:span text:style-name="T135">a</text:span><text:span text:style-name="T120"> nabíjení)</text:span></text:p>
          </table:table-cell>
          <table:table-cell table:style-name="StřelnéAVrhacíZbraně.A3" office:value-type="string">
            <text:p text:style-name="P78"><text:span text:style-name="T134">2</text:span>/<text:span text:style-name="T134">3</text:span></text:p>
          </table:table-cell>
          <table:table-cell table:style-name="StřelnéAVrhacíZbraně.A3" office:value-type="string">
            <text:p text:style-name="P78">střední</text:p>
          </table:table-cell>
          <table:table-cell table:style-name="StřelnéAVrhacíZbraně.A3" office:value-type="string">
            <text:p text:style-name="P84"><text:span text:style-name="T121">5</text:span> zl</text:p>
          </table:table-cell>
        </table:table-row>
        <table:table-row table:style-name="StřelnéAVrhacíZbraně.14">
          <table:table-cell table:style-name="StřelnéAVrhacíZbraně.A3" office:value-type="string">
            <text:p text:style-name="P85"><text:span text:style-name="T44">Dlouhý l</text:span><text:span text:style-name="T2">uk</text:span></text:p>
          </table:table-cell>
          <table:table-cell table:style-name="StřelnéAVrhacíZbraně.A3" office:value-type="string">
            <text:p text:style-name="P78"><text:span text:style-name="T122">2</text:span>/<text:span text:style-name="T134">2</text:span></text:p>
          </table:table-cell>
          <table:table-cell table:style-name="StřelnéAVrhacíZbraně.A3" office:value-type="string">
            <text:p text:style-name="P78">dlouhý</text:p>
          </table:table-cell>
          <table:table-cell table:style-name="StřelnéAVrhacíZbraně.A3" office:value-type="string">
            <text:p text:style-name="P86"><text:span text:style-name="T123">2</text:span> zl</text:p>
          </table:table-cell>
        </table:table-row>
        <table:table-row table:style-name="StřelnéAVrhacíZbraně.15">
          <table:table-cell table:style-name="StřelnéAVrhacíZbraně.A3" table:number-columns-spanned="4" office:value-type="string">
            <text:p text:style-name="P65">Doplňky</text:p>
          </table:table-cell>
          <table:covered-table-cell/>
          <table:covered-table-cell/>
          <table:covered-table-cell/>
        </table:table-row>
        <table:table-row table:style-name="StřelnéAVrhacíZbraně.16">
          <table:table-cell table:style-name="StřelnéAVrhacíZbraně.A3" office:value-type="string">
            <text:p text:style-name="P82">Toulec <text:span text:style-name="T136">na 12 </text:span><text:span text:style-name="T52">šípů nebo šipek</text:span></text:p>
          </table:table-cell>
          <table:table-cell table:style-name="StřelnéAVrhacíZbraně.A3" office:value-type="string">
            <text:p text:style-name="P78"/>
          </table:table-cell>
          <table:table-cell table:style-name="StřelnéAVrhacíZbraně.A3" office:value-type="string">
            <text:p text:style-name="P78"/>
          </table:table-cell>
          <table:table-cell table:style-name="StřelnéAVrhacíZbraně.A3" office:value-type="string">
            <text:p text:style-name="P83">2 st</text:p>
          </table:table-cell>
        </table:table-row>
        <table:table-row table:style-name="StřelnéAVrhacíZbraně.17">
          <table:table-cell table:style-name="StřelnéAVrhacíZbraně.A3" office:value-type="string">
            <text:p text:style-name="P82">Šíp, šipka</text:p>
          </table:table-cell>
          <table:table-cell table:style-name="StřelnéAVrhacíZbraně.A3" office:value-type="string">
            <text:p text:style-name="P78"/>
          </table:table-cell>
          <table:table-cell table:style-name="StřelnéAVrhacíZbraně.A3" office:value-type="string">
            <text:p text:style-name="P78"/>
          </table:table-cell>
          <table:table-cell table:style-name="StřelnéAVrhacíZbraně.A3" office:value-type="string">
            <text:p text:style-name="P81"><text:span text:style-name="T124">4</text:span> mk</text:p>
          </table:table-cell>
        </table:table-row>
        <table:table-row table:style-name="StřelnéAVrhacíZbraně.18">
          <table:table-cell table:style-name="StřelnéAVrhacíZbraně.A18" office:value-type="string">
            <text:p text:style-name="P52">Náhradní tětiva</text:p>
          </table:table-cell>
          <table:table-cell table:style-name="StřelnéAVrhacíZbraně.A18" office:value-type="string">
            <text:p text:style-name="P78"/>
          </table:table-cell>
          <table:table-cell table:style-name="StřelnéAVrhacíZbraně.A18" office:value-type="string">
            <text:p text:style-name="P78"/>
          </table:table-cell>
          <table:table-cell table:style-name="StřelnéAVrhacíZbraně.A18" office:value-type="string">
            <text:p text:style-name="P81"><text:span text:style-name="T125">1</text:span> <text:span text:style-name="T125">st</text:span></text:p>
          </table:table-cell>
        </table:table-row>
      </table:table>
      <text:p text:style-name="P36">* Improvizovaná nebo primitivní zbraň.<text:line-break/>** <text:span text:style-name="T126">Útok na cíl ve středním dostřelu má postih -1, v dlouhém -2.<text:line-break/>*** Foukačka sama o sobě nezraňuje, obvykle se z ní střílí otrávené šipky.<text:line-break/></text:span></text:p>
      <table:table table:name="Zbroje" table:style-name="Zbroje">
        <table:table-column table:style-name="Zbroje.A"/>
        <table:table-column table:style-name="Zbroje.B"/>
        <table:table-column table:style-name="Zbroje.C"/>
        <table:table-column table:style-name="Zbroje.D"/>
        <table:table-row table:style-name="Zbroje.1">
          <table:table-cell table:style-name="Zbroje.A1" table:number-columns-spanned="4" office:value-type="string">
            <text:h text:style-name="P108" text:outline-level="4">Zbroje <text:span text:style-name="T147">a štíty</text:span></text:h>
          </table:table-cell>
          <table:covered-table-cell/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P34"/>
          </table:table-cell>
          <table:table-cell table:style-name="Zbroje.A2" office:value-type="string">
            <text:p text:style-name="P33">Zblízka</text:p>
          </table:table-cell>
          <table:table-cell table:style-name="Zbroje.A2" office:value-type="string">
            <text:p text:style-name="P27">Proti střelbě</text:p>
          </table:table-cell>
          <table:table-cell table:style-name="Zbroje.A2" office:value-type="string">
            <text:p text:style-name="P26">Cena</text:p>
          </table:table-cell>
        </table:table-row>
        <table:table-row table:style-name="Zbroje.3">
          <table:table-cell table:style-name="Zbroje.A3" office:value-type="string">
            <text:p text:style-name="P34">Štít</text:p>
          </table:table-cell>
          <table:table-cell table:style-name="Zbroje.A3" office:value-type="string">
            <text:p text:style-name="P35">+1</text:p>
          </table:table-cell>
          <table:table-cell table:style-name="Zbroje.A3" office:value-type="string">
            <text:p text:style-name="P35">+1</text:p>
          </table:table-cell>
          <table:table-cell table:style-name="Zbroje.A3" office:value-type="string">
            <text:p text:style-name="P35">1 zl</text:p>
          </table:table-cell>
        </table:table-row>
        <table:table-row table:style-name="Zbroje.4">
          <table:table-cell table:style-name="Zbroje.A2" office:value-type="string">
            <text:p text:style-name="P28"/>
          </table:table-cell>
          <table:table-cell table:style-name="Zbroje.A2" office:value-type="string">
            <text:p text:style-name="P31">Kvalita</text:p>
          </table:table-cell>
          <table:table-cell table:style-name="Zbroje.A2" office:value-type="string">
            <text:p text:style-name="P31">Postih*</text:p>
          </table:table-cell>
          <table:table-cell table:style-name="Zbroje.A2" office:value-type="string">
            <text:p text:style-name="P33">Cena</text:p>
          </table:table-cell>
        </table:table-row>
        <table:table-row table:style-name="Zbroje.5">
          <table:table-cell table:style-name="Zbroje.A5" office:value-type="string">
            <text:p text:style-name="P88">Lehká <text:span text:style-name="T147">zbroj</text:span></text:p>
          </table:table-cell>
          <table:table-cell table:style-name="Zbroje.A5" office:value-type="string">
            <text:p text:style-name="P68">1</text:p>
          </table:table-cell>
          <table:table-cell table:style-name="Zbroje.A5" office:value-type="string">
            <text:p text:style-name="P91">-1</text:p>
          </table:table-cell>
          <table:table-cell table:style-name="Zbroje.A5" office:value-type="string">
            <text:p text:style-name="P68"><text:span text:style-name="T149">4</text:span> <text:span text:style-name="T127">zl</text:span></text:p>
          </table:table-cell>
        </table:table-row>
        <table:table-row table:style-name="Zbroje.6">
          <table:table-cell table:style-name="Zbroje.A6" office:value-type="string">
            <text:p text:style-name="P88">Těžká <text:span text:style-name="T147">zbroj</text:span></text:p>
          </table:table-cell>
          <table:table-cell table:style-name="Zbroje.A6" office:value-type="string">
            <text:p text:style-name="P90">2</text:p>
          </table:table-cell>
          <table:table-cell table:style-name="Zbroje.A6" office:value-type="string">
            <text:p text:style-name="P87">-2</text:p>
          </table:table-cell>
          <table:table-cell table:style-name="Zbroje.A6" office:value-type="string">
            <text:p text:style-name="P47"><text:span text:style-name="T128">10</text:span> <text:span text:style-name="T107">zl</text:span></text:p>
          </table:table-cell>
        </table:table-row>
      </table:table>
      <text:p text:style-name="P37">* <text:span text:style-name="T129">Postih za zbroj se počítá při kouzlení, plížení, akrobatických a atletických výkonech (běh, šplh, skok, atd.), a podobně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cm" loext:contextual-spacing="false" fo:line-height="125%" fo:text-align="justify" style:justify-single-word="false" fo:orphans="4" fo:widows="4" fo:hyphenation-ladder-count="3" style:page-number="auto" fo:background-color="transparent" style:writing-mode="lr-tb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cm" fo:margin-bottom="0.15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31T15:16:17.132000000</dc:date>
    <meta:editing-cycles>10158</meta:editing-cycles>
    <meta:editing-duration>P31DT1H37M54S</meta:editing-duration>
    <meta:generator>LibreOffice/6.0.5.2$Windows_X86_64 LibreOffice_project/54c8cbb85f300ac59db32fe8a675ff7683cd5a16</meta:generator>
    <meta:document-statistic meta:table-count="3" meta:image-count="0" meta:object-count="0" meta:page-count="7" meta:paragraph-count="260" meta:word-count="1071" meta:character-count="5922" meta:non-whitespace-character-count="5113"/>
  </office:meta>
</office:document-meta>
</file>